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rial" svg:font-family="Arial"/>
    <style:font-face style:name="Arial1" svg:font-family="Arial" style:font-family-generic="system" style:font-pitch="variable"/>
    <style:font-face style:name="ArialMT" svg:font-family="ArialMT"/>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ymbol" svg:font-family="Symbol"/>
  </office:font-face-decls>
  <office:automatic-styles>
    <style:style style:name="dp1" style:family="drawing-page"/>
    <style:style style:name="gr1" style:family="graphic" style:parent-style-name="standard">
      <style:graphic-properties draw:stroke="none" draw:fill="solid" draw:fill-color="#241f1f"/>
    </style:style>
    <style:style style:name="gr2" style:family="graphic" style:parent-style-name="standard">
      <style:graphic-properties draw:stroke="solid" svg:stroke-width="0.017cm" svg:stroke-color="#241f1f" draw:stroke-linejoin="miter" svg:stroke-linecap="butt" draw:fill="none" fo:padding-top="0.008cm" fo:padding-bottom="0.008cm" fo:padding-left="0.008cm" fo:padding-right="0.008cm"/>
    </style:style>
    <style:style style:name="gr3" style:family="graphic" style:parent-style-name="standard">
      <style:graphic-properties draw:stroke="solid" svg:stroke-width="0.008cm" svg:stroke-color="#241f1f" draw:stroke-linejoin="miter" svg:stroke-linecap="butt" draw:fill="none" fo:padding-top="0.004cm" fo:padding-bottom="0.004cm" fo:padding-left="0.004cm" fo:padding-right="0.004cm"/>
    </style:style>
    <style:style style:name="gr4" style:family="graphic" style:parent-style-name="standard">
      <style:graphic-properties draw:stroke="dash" draw:stroke-dash="stroke-dash58" svg:stroke-width="0.008cm" svg:stroke-color="#241f1f" draw:stroke-linejoin="miter" svg:stroke-linecap="butt" draw:fill="none" fo:padding-top="0.004cm" fo:padding-bottom="0.004cm" fo:padding-left="0.004cm" fo:padding-right="0.004cm"/>
    </style:style>
    <style:style style:name="gr5" style:family="graphic" style:parent-style-name="standard">
      <style:graphic-properties draw:stroke="dash" draw:stroke-dash="stroke-dash61" svg:stroke-width="0.008cm" svg:stroke-color="#241f1f" draw:stroke-linejoin="miter" svg:stroke-linecap="butt" draw:fill="none" fo:padding-top="0.004cm" fo:padding-bottom="0.004cm" fo:padding-left="0.004cm" fo:padding-right="0.004cm"/>
    </style:style>
    <style:style style:name="gr6" style:family="graphic" style:parent-style-name="standard">
      <style:graphic-properties draw:stroke="solid" svg:stroke-width="0.017cm" svg:stroke-color="#241f1f" draw:stroke-linejoin="round" svg:stroke-linecap="round" draw:fill="none" fo:padding-top="0.008cm" fo:padding-bottom="0.008cm" fo:padding-left="0.008cm" fo:padding-right="0.008cm"/>
    </style:style>
    <style:style style:name="gr7" style:family="graphic" style:parent-style-name="standard">
      <style:graphic-properties draw:stroke="solid" svg:stroke-width="0.017cm" svg:stroke-color="#241f1f" draw:stroke-linejoin="round" svg:stroke-linecap="round" draw:fill="solid" draw:fill-color="#ffffff" fo:padding-top="0.008cm" fo:padding-bottom="0.008cm" fo:padding-left="0.008cm" fo:padding-right="0.008cm"/>
    </style:style>
    <style:style style:name="gr8"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P1" style:family="paragraph">
      <loext:graphic-properties draw:fill="solid" draw:fill-color="#241f1f"/>
    </style:style>
    <style:style style:name="P2" style:family="paragraph">
      <loext:graphic-properties draw:fill="none"/>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8pt" style:font-size-asian="8pt" style:font-size-complex="8pt"/>
    </style:style>
    <style:style style:name="P6" style:family="paragraph">
      <loext:graphic-properties draw:fill="none"/>
      <style:text-properties fo:font-size="10pt" style:font-size-asian="10pt" style:font-size-complex="10pt"/>
    </style:style>
    <style:style style:name="T1" style:family="text">
      <style:text-properties fo:color="#241f1f" loext:opacity="100%" style:font-name="Arial" fo:font-size="8pt" fo:font-weight="normal" style:font-name-asian="Arial" style:font-size-asian="8pt" style:font-weight-asian="normal" style:font-name-complex="Arial" style:font-size-complex="8pt" style:font-weight-complex="normal"/>
    </style:style>
    <style:style style:name="T2" style:family="text">
      <style:text-properties fo:color="#241f1f" loext:opacity="100%" style:font-name="Symbol" fo:font-size="8pt" fo:font-weight="normal" style:font-name-asian="Symbol" style:font-size-asian="8pt" style:font-weight-asian="normal" style:font-name-complex="Symbol" style:font-size-complex="8pt" style:font-weight-complex="normal"/>
    </style:style>
    <style:style style:name="T3" style:family="text">
      <style:text-properties fo:color="#241f1f" loext:opacity="100%" style:font-name="Arial" fo:font-size="10pt" fo:font-weight="normal" style:font-name-asian="Arial" style:font-size-asian="10pt" style:font-weight-asian="normal" style:font-name-complex="Arial" style:font-size-complex="10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olygon draw:style-name="gr1" draw:text-style-name="P1" draw:layer="layout" svg:width="0.002cm" svg:height="0.002cm" svg:x="1.776cm" svg:y="0.743cm" svg:viewBox="0 0 3 3" draw:points="0,3 3,3 3,0 0,0">
          <text:p/>
        </draw:polygon>
        <draw:polyline draw:style-name="gr2" draw:text-style-name="P2" draw:layer="layout" svg:width="0cm" svg:height="0cm" svg:x="1.776cm" svg:y="0.74cm" svg:viewBox="0 0 0 0" draw:points="0,0">
          <text:p/>
        </draw:polyline>
        <draw:polygon draw:style-name="gr1" draw:text-style-name="P1" draw:layer="layout" svg:width="0.002cm" svg:height="0.002cm" svg:x="1.776cm" svg:y="0.743cm" svg:viewBox="0 0 3 3" draw:points="0,3 3,3 3,0 0,0">
          <text:p/>
        </draw:polygon>
        <draw:line draw:style-name="gr3" draw:text-style-name="P2" draw:layer="layout" svg:x1="4.14cm" svg:y1="4.406cm" svg:x2="4.14cm" svg:y2="4.371cm">
          <text:p/>
        </draw:line>
        <draw:line draw:style-name="gr4" draw:text-style-name="P2" draw:layer="layout" svg:x1="4.14cm" svg:y1="4.3cm" svg:x2="4.14cm" svg:y2="0.811cm">
          <text:p/>
        </draw:line>
        <draw:line draw:style-name="gr3" draw:text-style-name="P2" draw:layer="layout" svg:x1="4.14cm" svg:y1="0.776cm" svg:x2="4.14cm" svg:y2="0.74cm">
          <text:p/>
        </draw:line>
        <draw:polygon draw:style-name="gr1" draw:text-style-name="P1" draw:layer="layout" svg:width="0.002cm" svg:height="0.002cm" svg:x="4.142cm" svg:y="0.743cm" svg:viewBox="0 0 3 3" draw:points="0,3 3,3 3,0 0,0">
          <text:p/>
        </draw:polygon>
        <draw:polyline draw:style-name="gr2" draw:text-style-name="P2" draw:layer="layout" svg:width="0cm" svg:height="0cm" svg:x="4.14cm" svg:y="0.74cm" svg:viewBox="0 0 0 0" draw:points="0,0">
          <text:p/>
        </draw:polyline>
        <draw:polygon draw:style-name="gr1" draw:text-style-name="P1" draw:layer="layout" svg:width="0.002cm" svg:height="0.002cm" svg:x="4.142cm" svg:y="0.743cm" svg:viewBox="0 0 3 3" draw:points="0,3 3,3 3,0 0,0">
          <text:p/>
        </draw:polygon>
        <draw:polygon draw:style-name="gr1" draw:text-style-name="P1" draw:layer="layout" svg:width="0.002cm" svg:height="0.002cm" svg:x="6.533cm" svg:y="0.743cm" svg:viewBox="0 0 3 3" draw:points="0,3 3,3 3,0 0,0">
          <text:p/>
        </draw:polygon>
        <draw:polyline draw:style-name="gr2" draw:text-style-name="P2" draw:layer="layout" svg:width="0cm" svg:height="0cm" svg:x="6.531cm" svg:y="0.74cm" svg:viewBox="0 0 0 0" draw:points="0,0">
          <text:p/>
        </draw:polyline>
        <draw:polygon draw:style-name="gr1" draw:text-style-name="P1" draw:layer="layout" svg:width="0.002cm" svg:height="0.002cm" svg:x="6.533cm" svg:y="0.743cm" svg:viewBox="0 0 3 3" draw:points="0,3 3,3 3,0 0,0">
          <text:p/>
        </draw:polygon>
        <draw:polygon draw:style-name="gr1" draw:text-style-name="P1" draw:layer="layout" svg:width="0.002cm" svg:height="0.002cm" svg:x="6.533cm" svg:y="4.406cm" svg:viewBox="0 0 3 3" draw:points="0,3 3,3 3,0 0,0">
          <text:p/>
        </draw:polygon>
        <draw:polyline draw:style-name="gr2" draw:text-style-name="P2" draw:layer="layout" svg:width="0cm" svg:height="0cm" svg:x="6.531cm" svg:y="4.406cm" svg:viewBox="0 0 0 0" draw:points="0,0">
          <text:p/>
        </draw:polyline>
        <draw:polygon draw:style-name="gr1" draw:text-style-name="P1" draw:layer="layout" svg:width="0.002cm" svg:height="0.002cm" svg:x="6.533cm" svg:y="4.406cm" svg:viewBox="0 0 3 3" draw:points="0,3 3,3 3,0 0,0">
          <text:p/>
        </draw:polygon>
        <draw:line draw:style-name="gr3" draw:text-style-name="P2" draw:layer="layout" svg:x1="1.776cm" svg:y1="2.56cm" svg:x2="1.812cm" svg:y2="2.56cm">
          <text:p/>
        </draw:line>
        <draw:line draw:style-name="gr5" draw:text-style-name="P2" draw:layer="layout" svg:x1="1.882cm" svg:y1="2.56cm" svg:x2="6.461cm" svg:y2="2.56cm">
          <text:p/>
        </draw:line>
        <draw:line draw:style-name="gr3" draw:text-style-name="P2" draw:layer="layout" svg:x1="6.496cm" svg:y1="2.56cm" svg:x2="6.531cm" svg:y2="2.56cm">
          <text:p/>
        </draw:line>
        <draw:polygon draw:style-name="gr1" draw:text-style-name="P1" draw:layer="layout" svg:width="0.002cm" svg:height="0.002cm" svg:x="6.533cm" svg:y="2.562cm" svg:viewBox="0 0 3 3" draw:points="0,3 3,3 3,0 0,0">
          <text:p/>
        </draw:polygon>
        <draw:polyline draw:style-name="gr2" draw:text-style-name="P2" draw:layer="layout" svg:width="0cm" svg:height="0cm" svg:x="6.531cm" svg:y="2.56cm" svg:viewBox="0 0 0 0" draw:points="0,0">
          <text:p/>
        </draw:polyline>
        <draw:polygon draw:style-name="gr1" draw:text-style-name="P1" draw:layer="layout" svg:width="0.002cm" svg:height="0.002cm" svg:x="6.533cm" svg:y="2.562cm" svg:viewBox="0 0 3 3" draw:points="0,3 3,3 3,0 0,0">
          <text:p/>
        </draw:polygon>
        <draw:polygon draw:style-name="gr1" draw:text-style-name="P1" draw:layer="layout" svg:width="0.002cm" svg:height="0.002cm" svg:x="6.533cm" svg:y="0.743cm" svg:viewBox="0 0 3 3" draw:points="0,3 3,3 3,0 0,0">
          <text:p/>
        </draw:polygon>
        <draw:polyline draw:style-name="gr2" draw:text-style-name="P2" draw:layer="layout" svg:width="0cm" svg:height="0cm" svg:x="6.531cm" svg:y="0.74cm" svg:viewBox="0 0 0 0" draw:points="0,0">
          <text:p/>
        </draw:polyline>
        <draw:polygon draw:style-name="gr1" draw:text-style-name="P1" draw:layer="layout" svg:width="0.002cm" svg:height="0.002cm" svg:x="6.533cm" svg:y="0.743cm" svg:viewBox="0 0 3 3" draw:points="0,3 3,3 3,0 0,0">
          <text:p/>
        </draw:polygon>
        <draw:polygon draw:style-name="gr1" draw:text-style-name="P1" draw:layer="layout" svg:width="0.002cm" svg:height="0.002cm" svg:x="6.533cm" svg:y="0.743cm" svg:viewBox="0 0 3 3" draw:points="0,3 3,3 3,0 0,0">
          <text:p/>
        </draw:polygon>
        <draw:polygon draw:style-name="gr1" draw:text-style-name="P1" draw:layer="layout" svg:width="0.002cm" svg:height="0.002cm" svg:x="6.533cm" svg:y="4.406cm" svg:viewBox="0 0 3 3" draw:points="0,3 3,3 3,0 0,0">
          <text:p/>
        </draw:polygon>
        <draw:polygon draw:style-name="gr1" draw:text-style-name="P1" draw:layer="layout" svg:width="0.002cm" svg:height="0.002cm" svg:x="6.533cm" svg:y="0.743cm" svg:viewBox="0 0 3 3" draw:points="0,3 3,3 3,0 0,0">
          <text:p/>
        </draw:polygon>
        <draw:polygon draw:style-name="gr1" draw:text-style-name="P1" draw:layer="layout" svg:width="0.002cm" svg:height="0.002cm" svg:x="1.776cm" svg:y="0.743cm" svg:viewBox="0 0 3 3" draw:points="0,3 3,3 3,0 0,0">
          <text:p/>
        </draw:polygon>
        <draw:polygon draw:style-name="gr1" draw:text-style-name="P1" draw:layer="layout" svg:width="0.002cm" svg:height="0.002cm" svg:x="6.533cm" svg:y="4.406cm" svg:viewBox="0 0 3 3" draw:points="0,3 3,3 3,0 0,0">
          <text:p/>
        </draw:polygon>
        <draw:polygon draw:style-name="gr1" draw:text-style-name="P1" draw:layer="layout" svg:width="0.002cm" svg:height="0.002cm" svg:x="1.776cm" svg:y="0.743cm" svg:viewBox="0 0 3 3" draw:points="0,3 3,3 3,0 0,0">
          <text:p/>
        </draw:polygon>
        <draw:line draw:style-name="gr6" draw:text-style-name="P2" draw:layer="layout" svg:x1="1.776cm" svg:y1="4.406cm" svg:x2="1.776cm" svg:y2="4.354cm">
          <text:p/>
        </draw:line>
        <draw:polygon draw:style-name="gr1" draw:text-style-name="P1" draw:layer="layout" svg:width="0.002cm" svg:height="0.002cm" svg:x="1.776cm" svg:y="4.354cm" svg:viewBox="0 0 3 3" draw:points="0,3 3,3 3,0 0,0">
          <text:p/>
        </draw:polygon>
        <draw:line draw:style-name="gr6" draw:text-style-name="P2" draw:layer="layout" svg:x1="1.776cm" svg:y1="0.74cm" svg:x2="1.776cm" svg:y2="0.768cm">
          <text:p/>
        </draw:line>
        <draw:polygon draw:style-name="gr1" draw:text-style-name="P1" draw:layer="layout" svg:width="0.002cm" svg:height="0.002cm" svg:x="1.776cm" svg:y="0.768cm" svg:viewBox="0 0 3 3" draw:points="0,3 3,3 3,0 0,0">
          <text:p/>
        </draw:polygon>
        <draw:line draw:style-name="gr6" draw:text-style-name="P2" draw:layer="layout" svg:x1="4.14cm" svg:y1="4.406cm" svg:x2="4.14cm" svg:y2="4.354cm">
          <text:p/>
        </draw:line>
        <draw:polygon draw:style-name="gr1" draw:text-style-name="P1" draw:layer="layout" svg:width="0.002cm" svg:height="0.002cm" svg:x="4.142cm" svg:y="4.354cm" svg:viewBox="0 0 3 3" draw:points="0,3 3,3 3,0 0,0">
          <text:p/>
        </draw:polygon>
        <draw:line draw:style-name="gr6" draw:text-style-name="P2" draw:layer="layout" svg:x1="4.14cm" svg:y1="0.74cm" svg:x2="4.14cm" svg:y2="0.768cm">
          <text:p/>
        </draw:line>
        <draw:polygon draw:style-name="gr1" draw:text-style-name="P1" draw:layer="layout" svg:width="0.002cm" svg:height="0.002cm" svg:x="4.142cm" svg:y="0.768cm" svg:viewBox="0 0 3 3" draw:points="0,3 3,3 3,0 0,0">
          <text:p/>
        </draw:polygon>
        <draw:line draw:style-name="gr6" draw:text-style-name="P2" draw:layer="layout" svg:x1="6.531cm" svg:y1="4.406cm" svg:x2="6.531cm" svg:y2="4.354cm">
          <text:p/>
        </draw:line>
        <draw:polygon draw:style-name="gr1" draw:text-style-name="P1" draw:layer="layout" svg:width="0.002cm" svg:height="0.002cm" svg:x="6.533cm" svg:y="4.354cm" svg:viewBox="0 0 3 3" draw:points="0,3 3,3 3,0 0,0">
          <text:p/>
        </draw:polygon>
        <draw:line draw:style-name="gr6" draw:text-style-name="P2" draw:layer="layout" svg:x1="6.531cm" svg:y1="0.74cm" svg:x2="6.531cm" svg:y2="0.768cm">
          <text:p/>
        </draw:line>
        <draw:polygon draw:style-name="gr1" draw:text-style-name="P1" draw:layer="layout" svg:width="0.002cm" svg:height="0.002cm" svg:x="6.533cm" svg:y="0.768cm" svg:viewBox="0 0 3 3" draw:points="0,3 3,3 3,0 0,0">
          <text:p/>
        </draw:polygon>
        <draw:line draw:style-name="gr6" draw:text-style-name="P2" draw:layer="layout" svg:x1="1.776cm" svg:y1="4.406cm" svg:x2="1.801cm" svg:y2="4.406cm">
          <text:p/>
        </draw:line>
        <draw:polygon draw:style-name="gr1" draw:text-style-name="P1" draw:layer="layout" svg:width="0.002cm" svg:height="0.002cm" svg:x="1.803cm" svg:y="4.406cm" svg:viewBox="0 0 3 3" draw:points="0,3 3,3 3,0 0,0">
          <text:p/>
        </draw:polygon>
        <draw:line draw:style-name="gr6" draw:text-style-name="P2" draw:layer="layout" svg:x1="6.531cm" svg:y1="4.406cm" svg:x2="6.479cm" svg:y2="4.406cm">
          <text:p/>
        </draw:line>
        <draw:polygon draw:style-name="gr1" draw:text-style-name="P1" draw:layer="layout" svg:width="0.002cm" svg:height="0.002cm" svg:x="6.481cm" svg:y="4.406cm" svg:viewBox="0 0 3 3" draw:points="0,3 3,3 3,0 0,0">
          <text:p/>
        </draw:polygon>
        <draw:line draw:style-name="gr6" draw:text-style-name="P2" draw:layer="layout" svg:x1="1.776cm" svg:y1="2.56cm" svg:x2="1.801cm" svg:y2="2.56cm">
          <text:p/>
        </draw:line>
        <draw:polygon draw:style-name="gr1" draw:text-style-name="P1" draw:layer="layout" svg:width="0.002cm" svg:height="0.002cm" svg:x="1.803cm" svg:y="2.562cm" svg:viewBox="0 0 3 3" draw:points="0,3 3,3 3,0 0,0">
          <text:p/>
        </draw:polygon>
        <draw:line draw:style-name="gr6" draw:text-style-name="P2" draw:layer="layout" svg:x1="6.531cm" svg:y1="2.56cm" svg:x2="6.479cm" svg:y2="2.56cm">
          <text:p/>
        </draw:line>
        <draw:polygon draw:style-name="gr1" draw:text-style-name="P1" draw:layer="layout" svg:width="0.002cm" svg:height="0.002cm" svg:x="6.481cm" svg:y="2.562cm" svg:viewBox="0 0 3 3" draw:points="0,3 3,3 3,0 0,0">
          <text:p/>
        </draw:polygon>
        <draw:line draw:style-name="gr6" draw:text-style-name="P2" draw:layer="layout" svg:x1="1.776cm" svg:y1="0.74cm" svg:x2="1.801cm" svg:y2="0.74cm">
          <text:p/>
        </draw:line>
        <draw:polygon draw:style-name="gr1" draw:text-style-name="P1" draw:layer="layout" svg:width="0.002cm" svg:height="0.002cm" svg:x="1.803cm" svg:y="0.743cm" svg:viewBox="0 0 3 3" draw:points="0,3 3,3 3,0 0,0">
          <text:p/>
        </draw:polygon>
        <draw:line draw:style-name="gr6" draw:text-style-name="P2" draw:layer="layout" svg:x1="6.531cm" svg:y1="0.74cm" svg:x2="6.479cm" svg:y2="0.74cm">
          <text:p/>
        </draw:line>
        <draw:polygon draw:style-name="gr1" draw:text-style-name="P1" draw:layer="layout" svg:width="0.002cm" svg:height="0.002cm" svg:x="6.481cm" svg:y="0.743cm" svg:viewBox="0 0 3 3" draw:points="0,3 3,3 3,0 0,0">
          <text:p/>
        </draw:polygon>
        <draw:polygon draw:style-name="gr1" draw:text-style-name="P1" draw:layer="layout" svg:width="0.002cm" svg:height="0.002cm" svg:x="6.533cm" svg:y="0.743cm" svg:viewBox="0 0 3 3" draw:points="0,3 3,3 3,0 0,0">
          <text:p/>
        </draw:polygon>
        <draw:polygon draw:style-name="gr1" draw:text-style-name="P1" draw:layer="layout" svg:width="0.002cm" svg:height="0.002cm" svg:x="6.533cm" svg:y="4.406cm" svg:viewBox="0 0 3 3" draw:points="0,3 3,3 3,0 0,0">
          <text:p/>
        </draw:polygon>
        <draw:polygon draw:style-name="gr1" draw:text-style-name="P1" draw:layer="layout" svg:width="0.002cm" svg:height="0.002cm" svg:x="6.533cm" svg:y="0.743cm" svg:viewBox="0 0 3 3" draw:points="0,3 3,3 3,0 0,0">
          <text:p/>
        </draw:polygon>
        <draw:polygon draw:style-name="gr1" draw:text-style-name="P1" draw:layer="layout" svg:width="0.002cm" svg:height="0.002cm" svg:x="1.776cm" svg:y="0.743cm" svg:viewBox="0 0 3 3" draw:points="0,3 3,3 3,0 0,0">
          <text:p/>
        </draw:polygon>
        <draw:polyline draw:style-name="gr6" draw:text-style-name="P2" draw:layer="layout" svg:width="4.782cm" svg:height="3.275cm" svg:x="1.776cm" svg:y="0.923cm" svg:viewBox="0 0 4783 3276" draw:points="0,468 25,104 52,0 77,104 104,468 129,1014 156,1638 208,2261 233,2808 260,3172 285,3276 312,3172 337,2808 364,2261 416,1638 441,1014 468,468 493,104 520,0 545,104 572,468 624,1014 649,1638 676,2261 701,2808 728,3172 753,3276 780,3172 832,2808 857,2261 884,1638 909,1014 936,468 961,104 988,0 1040,104 1065,468 1092,1014 1117,1638 1144,2261 1169,2808 1196,3172 1248,3276 1273,3172 1300,2808 1325,2261 1352,1638 1377,1014 1404,468 1456,104 1481,0 1508,104 1533,468 1560,1014 1585,1638 1612,2261 1664,2808 1689,3172 1716,3276 1741,3172 1768,2808 1793,2261 1820,1638 1872,1014 1896,468 1924,104 1948,0 1976,104 2000,468 2027,1014 2080,1638 2105,2261 2132,2808 2157,3172 2184,3276 2209,3172 2236,2808 2288,2261 2313,1638 2340,1014 2365,468 2392,104 2417,0 2444,104 2496,468 2521,1014 2548,1638 2573,2261 2600,2808 2625,3172 2652,3276 2704,3172 2729,2808 2756,2261 2781,1638 2808,1014 2833,468 2860,104 2912,0 2937,104 2964,468 2989,1014 3016,1638 3041,2261 3068,2808 3120,3172 3145,3276 3172,3172 3197,2808 3224,2261 3249,1638 3276,1014 3328,468 3353,104 3380,0 3405,104 3432,468 3457,1014 3484,1638 3536,2261 3561,2808 3588,3172 3613,3276 3640,3172 3665,2808 3692,2261 3744,1638 3769,1014 3796,468 3821,104 3848,0 3873,104 3900,468 3952,1014 3977,1638 4004,2261 4029,2808 4056,3172 4081,3276 4108,3172 4160,2808 4185,2261 4212,1638 4237,1014 4263,468 4288,104 4315,0 4367,104 4392,468 4419,1014 4444,1638 4471,2261 4496,2808 4523,3172 4575,3276 4600,3172 4627,2808 4652,2261 4679,1638 4704,1014 4756,468 4783,156">
          <text:p/>
        </draw:polyline>
        <draw:polygon draw:style-name="gr1" draw:text-style-name="P1" draw:layer="layout" svg:width="0.002cm" svg:height="0.002cm" svg:x="1.776cm" svg:y="5.913cm" svg:viewBox="0 0 3 3" draw:points="0,3 3,3 3,0 0,0">
          <text:p/>
        </draw:polygon>
        <draw:polyline draw:style-name="gr2" draw:text-style-name="P2" draw:layer="layout" svg:width="0cm" svg:height="0cm" svg:x="1.776cm" svg:y="5.911cm" svg:viewBox="0 0 0 0" draw:points="0,0">
          <text:p/>
        </draw:polyline>
        <draw:polygon draw:style-name="gr1" draw:text-style-name="P1" draw:layer="layout" svg:width="0.002cm" svg:height="0.002cm" svg:x="1.776cm" svg:y="5.913cm" svg:viewBox="0 0 3 3" draw:points="0,3 3,3 3,0 0,0">
          <text:p/>
        </draw:polygon>
        <draw:line draw:style-name="gr3" draw:text-style-name="P2" draw:layer="layout" svg:x1="4.14cm" svg:y1="9.577cm" svg:x2="4.14cm" svg:y2="9.541cm">
          <text:p/>
        </draw:line>
        <draw:line draw:style-name="gr4" draw:text-style-name="P2" draw:layer="layout" svg:x1="4.14cm" svg:y1="9.471cm" svg:x2="4.14cm" svg:y2="5.982cm">
          <text:p/>
        </draw:line>
        <draw:line draw:style-name="gr3" draw:text-style-name="P2" draw:layer="layout" svg:x1="4.14cm" svg:y1="5.947cm" svg:x2="4.14cm" svg:y2="5.911cm">
          <text:p/>
        </draw:line>
        <draw:polygon draw:style-name="gr1" draw:text-style-name="P1" draw:layer="layout" svg:width="0.002cm" svg:height="0.002cm" svg:x="4.142cm" svg:y="5.913cm" svg:viewBox="0 0 3 3" draw:points="0,3 3,3 3,0 0,0">
          <text:p/>
        </draw:polygon>
        <draw:polyline draw:style-name="gr2" draw:text-style-name="P2" draw:layer="layout" svg:width="0cm" svg:height="0cm" svg:x="4.14cm" svg:y="5.911cm" svg:viewBox="0 0 0 0" draw:points="0,0">
          <text:p/>
        </draw:polyline>
        <draw:polygon draw:style-name="gr1" draw:text-style-name="P1" draw:layer="layout" svg:width="0.002cm" svg:height="0.002cm" svg:x="4.142cm" svg:y="5.913cm" svg:viewBox="0 0 3 3" draw:points="0,3 3,3 3,0 0,0">
          <text:p/>
        </draw:polygon>
        <draw:polygon draw:style-name="gr1" draw:text-style-name="P1" draw:layer="layout" svg:width="0.002cm" svg:height="0.002cm" svg:x="6.533cm" svg:y="5.913cm" svg:viewBox="0 0 3 3" draw:points="0,3 3,3 3,0 0,0">
          <text:p/>
        </draw:polygon>
        <draw:polyline draw:style-name="gr2" draw:text-style-name="P2" draw:layer="layout" svg:width="0cm" svg:height="0cm" svg:x="6.531cm" svg:y="5.911cm" svg:viewBox="0 0 0 0" draw:points="0,0">
          <text:p/>
        </draw:polyline>
        <draw:polygon draw:style-name="gr1" draw:text-style-name="P1" draw:layer="layout" svg:width="0.002cm" svg:height="0.002cm" svg:x="6.533cm" svg:y="5.913cm" svg:viewBox="0 0 3 3" draw:points="0,3 3,3 3,0 0,0">
          <text:p/>
        </draw:polygon>
        <draw:polygon draw:style-name="gr1" draw:text-style-name="P1" draw:layer="layout" svg:width="0.002cm" svg:height="0.002cm" svg:x="6.533cm" svg:y="9.577cm" svg:viewBox="0 0 3 3" draw:points="0,3 3,3 3,0 0,0">
          <text:p/>
        </draw:polygon>
        <draw:polyline draw:style-name="gr2" draw:text-style-name="P2" draw:layer="layout" svg:width="0cm" svg:height="0cm" svg:x="6.531cm" svg:y="9.577cm" svg:viewBox="0 0 0 0" draw:points="0,0">
          <text:p/>
        </draw:polyline>
        <draw:polygon draw:style-name="gr1" draw:text-style-name="P1" draw:layer="layout" svg:width="0.002cm" svg:height="0.002cm" svg:x="6.533cm" svg:y="9.577cm" svg:viewBox="0 0 3 3" draw:points="0,3 3,3 3,0 0,0">
          <text:p/>
        </draw:polygon>
        <draw:line draw:style-name="gr3" draw:text-style-name="P2" draw:layer="layout" svg:x1="1.776cm" svg:y1="8.641cm" svg:x2="1.812cm" svg:y2="8.641cm">
          <text:p/>
        </draw:line>
        <draw:line draw:style-name="gr5" draw:text-style-name="P2" draw:layer="layout" svg:x1="1.882cm" svg:y1="8.641cm" svg:x2="6.461cm" svg:y2="8.641cm">
          <text:p/>
        </draw:line>
        <draw:line draw:style-name="gr3" draw:text-style-name="P2" draw:layer="layout" svg:x1="6.496cm" svg:y1="8.641cm" svg:x2="6.531cm" svg:y2="8.641cm">
          <text:p/>
        </draw:line>
        <draw:polygon draw:style-name="gr1" draw:text-style-name="P1" draw:layer="layout" svg:width="0.002cm" svg:height="0.002cm" svg:x="6.533cm" svg:y="8.641cm" svg:viewBox="0 0 3 3" draw:points="0,3 3,3 3,0 0,0">
          <text:p/>
        </draw:polygon>
        <draw:polyline draw:style-name="gr2" draw:text-style-name="P2" draw:layer="layout" svg:width="0cm" svg:height="0cm" svg:x="6.531cm" svg:y="8.641cm" svg:viewBox="0 0 0 0" draw:points="0,0">
          <text:p/>
        </draw:polyline>
        <draw:polygon draw:style-name="gr1" draw:text-style-name="P1" draw:layer="layout" svg:width="0.002cm" svg:height="0.002cm" svg:x="6.533cm" svg:y="8.641cm" svg:viewBox="0 0 3 3" draw:points="0,3 3,3 3,0 0,0">
          <text:p/>
        </draw:polygon>
        <draw:line draw:style-name="gr3" draw:text-style-name="P2" draw:layer="layout" svg:x1="1.776cm" svg:y1="7.73cm" svg:x2="1.812cm" svg:y2="7.73cm">
          <text:p/>
        </draw:line>
        <draw:line draw:style-name="gr5" draw:text-style-name="P2" draw:layer="layout" svg:x1="1.882cm" svg:y1="7.73cm" svg:x2="6.461cm" svg:y2="7.73cm">
          <text:p/>
        </draw:line>
        <draw:line draw:style-name="gr3" draw:text-style-name="P2" draw:layer="layout" svg:x1="6.496cm" svg:y1="7.73cm" svg:x2="6.531cm" svg:y2="7.73cm">
          <text:p/>
        </draw:line>
        <draw:polygon draw:style-name="gr1" draw:text-style-name="P1" draw:layer="layout" svg:width="0.002cm" svg:height="0.002cm" svg:x="6.533cm" svg:y="7.733cm" svg:viewBox="0 0 3 3" draw:points="0,3 3,3 3,0 0,0">
          <text:p/>
        </draw:polygon>
        <draw:polyline draw:style-name="gr2" draw:text-style-name="P2" draw:layer="layout" svg:width="0cm" svg:height="0cm" svg:x="6.531cm" svg:y="7.73cm" svg:viewBox="0 0 0 0" draw:points="0,0">
          <text:p/>
        </draw:polyline>
        <draw:polygon draw:style-name="gr1" draw:text-style-name="P1" draw:layer="layout" svg:width="0.002cm" svg:height="0.002cm" svg:x="6.533cm" svg:y="7.733cm" svg:viewBox="0 0 3 3" draw:points="0,3 3,3 3,0 0,0">
          <text:p/>
        </draw:polygon>
        <draw:line draw:style-name="gr3" draw:text-style-name="P2" draw:layer="layout" svg:x1="1.776cm" svg:y1="6.822cm" svg:x2="1.812cm" svg:y2="6.822cm">
          <text:p/>
        </draw:line>
        <draw:line draw:style-name="gr5" draw:text-style-name="P2" draw:layer="layout" svg:x1="1.882cm" svg:y1="6.822cm" svg:x2="6.461cm" svg:y2="6.822cm">
          <text:p/>
        </draw:line>
        <draw:line draw:style-name="gr3" draw:text-style-name="P2" draw:layer="layout" svg:x1="6.496cm" svg:y1="6.822cm" svg:x2="6.531cm" svg:y2="6.822cm">
          <text:p/>
        </draw:line>
        <draw:polygon draw:style-name="gr1" draw:text-style-name="P1" draw:layer="layout" svg:width="0.002cm" svg:height="0.002cm" svg:x="6.533cm" svg:y="6.822cm" svg:viewBox="0 0 3 3" draw:points="0,3 3,3 3,0 0,0">
          <text:p/>
        </draw:polygon>
        <draw:polyline draw:style-name="gr2" draw:text-style-name="P2" draw:layer="layout" svg:width="0cm" svg:height="0cm" svg:x="6.531cm" svg:y="6.822cm" svg:viewBox="0 0 0 0" draw:points="0,0">
          <text:p/>
        </draw:polyline>
        <draw:polygon draw:style-name="gr1" draw:text-style-name="P1" draw:layer="layout" svg:width="0.002cm" svg:height="0.002cm" svg:x="6.533cm" svg:y="6.822cm" svg:viewBox="0 0 3 3" draw:points="0,3 3,3 3,0 0,0">
          <text:p/>
        </draw:polygon>
        <draw:polygon draw:style-name="gr1" draw:text-style-name="P1" draw:layer="layout" svg:width="0.002cm" svg:height="0.002cm" svg:x="6.533cm" svg:y="5.913cm" svg:viewBox="0 0 3 3" draw:points="0,3 3,3 3,0 0,0">
          <text:p/>
        </draw:polygon>
        <draw:polyline draw:style-name="gr2" draw:text-style-name="P2" draw:layer="layout" svg:width="0cm" svg:height="0cm" svg:x="6.531cm" svg:y="5.911cm" svg:viewBox="0 0 0 0" draw:points="0,0">
          <text:p/>
        </draw:polyline>
        <draw:polygon draw:style-name="gr1" draw:text-style-name="P1" draw:layer="layout" svg:width="0.002cm" svg:height="0.002cm" svg:x="6.533cm" svg:y="5.913cm" svg:viewBox="0 0 3 3" draw:points="0,3 3,3 3,0 0,0">
          <text:p/>
        </draw:polygon>
        <draw:polygon draw:style-name="gr1" draw:text-style-name="P1" draw:layer="layout" svg:width="0.002cm" svg:height="0.002cm" svg:x="6.533cm" svg:y="5.913cm" svg:viewBox="0 0 3 3" draw:points="0,3 3,3 3,0 0,0">
          <text:p/>
        </draw:polygon>
        <draw:polygon draw:style-name="gr1" draw:text-style-name="P1" draw:layer="layout" svg:width="0.002cm" svg:height="0.002cm" svg:x="6.533cm" svg:y="9.577cm" svg:viewBox="0 0 3 3" draw:points="0,3 3,3 3,0 0,0">
          <text:p/>
        </draw:polygon>
        <draw:polygon draw:style-name="gr1" draw:text-style-name="P1" draw:layer="layout" svg:width="0.002cm" svg:height="0.002cm" svg:x="6.533cm" svg:y="5.913cm" svg:viewBox="0 0 3 3" draw:points="0,3 3,3 3,0 0,0">
          <text:p/>
        </draw:polygon>
        <draw:polygon draw:style-name="gr1" draw:text-style-name="P1" draw:layer="layout" svg:width="0.002cm" svg:height="0.002cm" svg:x="1.776cm" svg:y="5.913cm" svg:viewBox="0 0 3 3" draw:points="0,3 3,3 3,0 0,0">
          <text:p/>
        </draw:polygon>
        <draw:polygon draw:style-name="gr1" draw:text-style-name="P1" draw:layer="layout" svg:width="0.002cm" svg:height="0.002cm" svg:x="6.533cm" svg:y="9.577cm" svg:viewBox="0 0 3 3" draw:points="0,3 3,3 3,0 0,0">
          <text:p/>
        </draw:polygon>
        <draw:polygon draw:style-name="gr1" draw:text-style-name="P1" draw:layer="layout" svg:width="0.002cm" svg:height="0.002cm" svg:x="1.776cm" svg:y="5.913cm" svg:viewBox="0 0 3 3" draw:points="0,3 3,3 3,0 0,0">
          <text:p/>
        </draw:polygon>
        <draw:line draw:style-name="gr6" draw:text-style-name="P2" draw:layer="layout" svg:x1="1.776cm" svg:y1="9.577cm" svg:x2="1.776cm" svg:y2="9.525cm">
          <text:p/>
        </draw:line>
        <draw:polygon draw:style-name="gr1" draw:text-style-name="P1" draw:layer="layout" svg:width="0.002cm" svg:height="0.002cm" svg:x="1.776cm" svg:y="9.525cm" svg:viewBox="0 0 3 3" draw:points="0,3 3,3 3,0 0,0">
          <text:p/>
        </draw:polygon>
        <draw:line draw:style-name="gr6" draw:text-style-name="P2" draw:layer="layout" svg:x1="1.776cm" svg:y1="5.911cm" svg:x2="1.776cm" svg:y2="5.938cm">
          <text:p/>
        </draw:line>
        <draw:polygon draw:style-name="gr1" draw:text-style-name="P1" draw:layer="layout" svg:width="0.002cm" svg:height="0.002cm" svg:x="1.776cm" svg:y="5.938cm" svg:viewBox="0 0 3 3" draw:points="0,3 3,3 3,0 0,0">
          <text:p/>
        </draw:polygon>
        <draw:line draw:style-name="gr6" draw:text-style-name="P2" draw:layer="layout" svg:x1="4.14cm" svg:y1="9.577cm" svg:x2="4.14cm" svg:y2="9.525cm">
          <text:p/>
        </draw:line>
        <draw:polygon draw:style-name="gr1" draw:text-style-name="P1" draw:layer="layout" svg:width="0.002cm" svg:height="0.002cm" svg:x="4.142cm" svg:y="9.525cm" svg:viewBox="0 0 3 3" draw:points="0,3 3,3 3,0 0,0">
          <text:p/>
        </draw:polygon>
        <draw:line draw:style-name="gr6" draw:text-style-name="P2" draw:layer="layout" svg:x1="4.14cm" svg:y1="5.911cm" svg:x2="4.14cm" svg:y2="5.938cm">
          <text:p/>
        </draw:line>
        <draw:polygon draw:style-name="gr1" draw:text-style-name="P1" draw:layer="layout" svg:width="0.002cm" svg:height="0.002cm" svg:x="4.142cm" svg:y="5.938cm" svg:viewBox="0 0 3 3" draw:points="0,3 3,3 3,0 0,0">
          <text:p/>
        </draw:polygon>
        <draw:line draw:style-name="gr6" draw:text-style-name="P2" draw:layer="layout" svg:x1="6.531cm" svg:y1="9.577cm" svg:x2="6.531cm" svg:y2="9.525cm">
          <text:p/>
        </draw:line>
        <draw:polygon draw:style-name="gr1" draw:text-style-name="P1" draw:layer="layout" svg:width="0.002cm" svg:height="0.002cm" svg:x="6.533cm" svg:y="9.525cm" svg:viewBox="0 0 3 3" draw:points="0,3 3,3 3,0 0,0">
          <text:p/>
        </draw:polygon>
        <draw:line draw:style-name="gr6" draw:text-style-name="P2" draw:layer="layout" svg:x1="6.531cm" svg:y1="5.911cm" svg:x2="6.531cm" svg:y2="5.938cm">
          <text:p/>
        </draw:line>
        <draw:polygon draw:style-name="gr1" draw:text-style-name="P1" draw:layer="layout" svg:width="0.002cm" svg:height="0.002cm" svg:x="6.533cm" svg:y="5.938cm" svg:viewBox="0 0 3 3" draw:points="0,3 3,3 3,0 0,0">
          <text:p/>
        </draw:polygon>
        <draw:line draw:style-name="gr6" draw:text-style-name="P2" draw:layer="layout" svg:x1="1.776cm" svg:y1="9.577cm" svg:x2="1.801cm" svg:y2="9.577cm">
          <text:p/>
        </draw:line>
        <draw:polygon draw:style-name="gr1" draw:text-style-name="P1" draw:layer="layout" svg:width="0.002cm" svg:height="0.002cm" svg:x="1.803cm" svg:y="9.577cm" svg:viewBox="0 0 3 3" draw:points="0,3 3,3 3,0 0,0">
          <text:p/>
        </draw:polygon>
        <draw:line draw:style-name="gr6" draw:text-style-name="P2" draw:layer="layout" svg:x1="6.531cm" svg:y1="9.577cm" svg:x2="6.479cm" svg:y2="9.577cm">
          <text:p/>
        </draw:line>
        <draw:polygon draw:style-name="gr1" draw:text-style-name="P1" draw:layer="layout" svg:width="0.002cm" svg:height="0.002cm" svg:x="6.481cm" svg:y="9.577cm" svg:viewBox="0 0 3 3" draw:points="0,3 3,3 3,0 0,0">
          <text:p/>
        </draw:polygon>
        <draw:line draw:style-name="gr6" draw:text-style-name="P2" draw:layer="layout" svg:x1="1.776cm" svg:y1="8.641cm" svg:x2="1.801cm" svg:y2="8.641cm">
          <text:p/>
        </draw:line>
        <draw:polygon draw:style-name="gr1" draw:text-style-name="P1" draw:layer="layout" svg:width="0.002cm" svg:height="0.002cm" svg:x="1.803cm" svg:y="8.641cm" svg:viewBox="0 0 3 3" draw:points="0,3 3,3 3,0 0,0">
          <text:p/>
        </draw:polygon>
        <draw:line draw:style-name="gr6" draw:text-style-name="P2" draw:layer="layout" svg:x1="6.531cm" svg:y1="8.641cm" svg:x2="6.479cm" svg:y2="8.641cm">
          <text:p/>
        </draw:line>
        <draw:polygon draw:style-name="gr1" draw:text-style-name="P1" draw:layer="layout" svg:width="0.002cm" svg:height="0.002cm" svg:x="6.481cm" svg:y="8.641cm" svg:viewBox="0 0 3 3" draw:points="0,3 3,3 3,0 0,0">
          <text:p/>
        </draw:polygon>
        <draw:line draw:style-name="gr6" draw:text-style-name="P2" draw:layer="layout" svg:x1="1.776cm" svg:y1="7.73cm" svg:x2="1.801cm" svg:y2="7.73cm">
          <text:p/>
        </draw:line>
        <draw:polygon draw:style-name="gr1" draw:text-style-name="P1" draw:layer="layout" svg:width="0.002cm" svg:height="0.002cm" svg:x="1.803cm" svg:y="7.733cm" svg:viewBox="0 0 3 3" draw:points="0,3 3,3 3,0 0,0">
          <text:p/>
        </draw:polygon>
        <draw:line draw:style-name="gr6" draw:text-style-name="P2" draw:layer="layout" svg:x1="6.531cm" svg:y1="7.73cm" svg:x2="6.479cm" svg:y2="7.73cm">
          <text:p/>
        </draw:line>
        <draw:polygon draw:style-name="gr1" draw:text-style-name="P1" draw:layer="layout" svg:width="0.002cm" svg:height="0.002cm" svg:x="6.481cm" svg:y="7.733cm" svg:viewBox="0 0 3 3" draw:points="0,3 3,3 3,0 0,0">
          <text:p/>
        </draw:polygon>
        <draw:line draw:style-name="gr6" draw:text-style-name="P2" draw:layer="layout" svg:x1="1.776cm" svg:y1="6.822cm" svg:x2="1.801cm" svg:y2="6.822cm">
          <text:p/>
        </draw:line>
        <draw:polygon draw:style-name="gr1" draw:text-style-name="P1" draw:layer="layout" svg:width="0.002cm" svg:height="0.002cm" svg:x="1.803cm" svg:y="6.822cm" svg:viewBox="0 0 3 3" draw:points="0,3 3,3 3,0 0,0">
          <text:p/>
        </draw:polygon>
        <draw:line draw:style-name="gr6" draw:text-style-name="P2" draw:layer="layout" svg:x1="6.531cm" svg:y1="6.822cm" svg:x2="6.479cm" svg:y2="6.822cm">
          <text:p/>
        </draw:line>
        <draw:polygon draw:style-name="gr1" draw:text-style-name="P1" draw:layer="layout" svg:width="0.002cm" svg:height="0.002cm" svg:x="6.481cm" svg:y="6.822cm" svg:viewBox="0 0 3 3" draw:points="0,3 3,3 3,0 0,0">
          <text:p/>
        </draw:polygon>
        <draw:line draw:style-name="gr6" draw:text-style-name="P2" draw:layer="layout" svg:x1="1.776cm" svg:y1="5.911cm" svg:x2="1.801cm" svg:y2="5.911cm">
          <text:p/>
        </draw:line>
        <draw:polygon draw:style-name="gr1" draw:text-style-name="P1" draw:layer="layout" svg:width="0.002cm" svg:height="0.002cm" svg:x="1.803cm" svg:y="5.913cm" svg:viewBox="0 0 3 3" draw:points="0,3 3,3 3,0 0,0">
          <text:p/>
        </draw:polygon>
        <draw:line draw:style-name="gr6" draw:text-style-name="P2" draw:layer="layout" svg:x1="6.531cm" svg:y1="5.911cm" svg:x2="6.479cm" svg:y2="5.911cm">
          <text:p/>
        </draw:line>
        <draw:polygon draw:style-name="gr1" draw:text-style-name="P1" draw:layer="layout" svg:width="0.002cm" svg:height="0.002cm" svg:x="6.481cm" svg:y="5.913cm" svg:viewBox="0 0 3 3" draw:points="0,3 3,3 3,0 0,0">
          <text:p/>
        </draw:polygon>
        <draw:polygon draw:style-name="gr1" draw:text-style-name="P1" draw:layer="layout" svg:width="0.002cm" svg:height="0.002cm" svg:x="6.533cm" svg:y="5.913cm" svg:viewBox="0 0 3 3" draw:points="0,3 3,3 3,0 0,0">
          <text:p/>
        </draw:polygon>
        <draw:polygon draw:style-name="gr1" draw:text-style-name="P1" draw:layer="layout" svg:width="0.002cm" svg:height="0.002cm" svg:x="6.533cm" svg:y="9.577cm" svg:viewBox="0 0 3 3" draw:points="0,3 3,3 3,0 0,0">
          <text:p/>
        </draw:polygon>
        <draw:polygon draw:style-name="gr1" draw:text-style-name="P1" draw:layer="layout" svg:width="0.002cm" svg:height="0.002cm" svg:x="6.533cm" svg:y="5.913cm" svg:viewBox="0 0 3 3" draw:points="0,3 3,3 3,0 0,0">
          <text:p/>
        </draw:polygon>
        <draw:polygon draw:style-name="gr1" draw:text-style-name="P1" draw:layer="layout" svg:width="0.002cm" svg:height="0.002cm" svg:x="1.776cm" svg:y="5.913cm" svg:viewBox="0 0 3 3" draw:points="0,3 3,3 3,0 0,0">
          <text:p/>
        </draw:polygon>
        <draw:polyline draw:style-name="gr6" draw:text-style-name="P2" draw:layer="layout" svg:width="4.782cm" svg:height="2.443cm" svg:x="1.776cm" svg:y="6.51cm" svg:viewBox="0 0 4783 2444" draw:points="0,0 25,208 52,857 77,1040 104,649 129,312 156,780 208,1793 233,2444 260,2236 285,1585 312,1404 337,1793 364,2132 416,1664 441,649 468,0 493,208 520,857 545,1040 572,649 624,312 649,780 676,1793 701,2444 728,2236 753,1585 780,1404 832,1793 857,2132 884,1664 909,649 936,0 961,208 988,857 1040,1040 1065,649 1092,312 1117,780 1144,1793 1169,2444 1196,2236 1248,1585 1273,1404 1300,1793 1325,2132 1352,1664 1377,649 1404,0 1456,208 1481,857 1508,1040 1533,649 1560,312 1585,780 1612,1793 1664,2444 1689,2236 1716,1585 1741,1404 1768,1793 1793,2132 1820,1664 1872,649 1896,0 1924,208 1948,857 1976,1040 2000,649 2027,312 2080,780 2105,1793 2132,2444 2157,2236 2184,1585 2209,1404 2236,1793 2288,2132 2313,1664 2340,649 2365,0 2392,208 2417,857 2444,1040 2496,649 2521,312 2548,780 2573,1793 2600,2444 2625,2236 2652,1585 2704,1404 2729,1793 2756,2132 2781,1664 2808,649 2833,0 2860,208 2912,857 2937,1040 2964,649 2989,312 3016,780 3041,1793 3068,2444 3120,2236 3145,1585 3172,1404 3197,1793 3224,2132 3249,1664 3276,649 3328,0 3353,208 3380,857 3405,1040 3432,649 3457,312 3484,780 3536,1793 3561,2444 3588,2236 3613,1585 3640,1404 3665,1793 3692,2132 3744,1664 3769,649 3796,0 3821,208 3848,857 3873,1040 3900,649 3952,312 3977,780 4004,1793 4029,2444 4056,2236 4081,1585 4108,1404 4160,1793 4185,2132 4212,1664 4237,649 4263,0 4288,208 4315,857 4367,1040 4392,649 4419,312 4444,780 4471,1793 4496,2444 4523,2236 4575,1585 4600,1404 4627,1793 4652,2132 4679,1664 4704,649 4756,0 4783,181">
          <text:p/>
        </draw:polyline>
        <draw:polygon draw:style-name="gr1" draw:text-style-name="P1" draw:layer="layout" svg:width="0.002cm" svg:height="0.002cm" svg:x="8.17cm" svg:y="0.743cm" svg:viewBox="0 0 3 3" draw:points="0,3 3,3 3,0 0,0">
          <text:p/>
        </draw:polygon>
        <draw:polyline draw:style-name="gr2" draw:text-style-name="P2" draw:layer="layout" svg:width="0cm" svg:height="0cm" svg:x="8.168cm" svg:y="0.74cm" svg:viewBox="0 0 0 0" draw:points="0,0">
          <text:p/>
        </draw:polyline>
        <draw:polygon draw:style-name="gr1" draw:text-style-name="P1" draw:layer="layout" svg:width="0.002cm" svg:height="0.002cm" svg:x="8.17cm" svg:y="0.743cm" svg:viewBox="0 0 3 3" draw:points="0,3 3,3 3,0 0,0">
          <text:p/>
        </draw:polygon>
        <draw:line draw:style-name="gr3" draw:text-style-name="P2" draw:layer="layout" svg:x1="9.363cm" svg:y1="4.406cm" svg:x2="9.363cm" svg:y2="4.371cm">
          <text:p/>
        </draw:line>
        <draw:line draw:style-name="gr4" draw:text-style-name="P2" draw:layer="layout" svg:x1="9.363cm" svg:y1="4.3cm" svg:x2="9.363cm" svg:y2="0.811cm">
          <text:p/>
        </draw:line>
        <draw:line draw:style-name="gr3" draw:text-style-name="P2" draw:layer="layout" svg:x1="9.363cm" svg:y1="0.776cm" svg:x2="9.363cm" svg:y2="0.74cm">
          <text:p/>
        </draw:line>
        <draw:polygon draw:style-name="gr1" draw:text-style-name="P1" draw:layer="layout" svg:width="0.002cm" svg:height="0.002cm" svg:x="9.365cm" svg:y="0.743cm" svg:viewBox="0 0 3 3" draw:points="0,3 3,3 3,0 0,0">
          <text:p/>
        </draw:polygon>
        <draw:polyline draw:style-name="gr2" draw:text-style-name="P2" draw:layer="layout" svg:width="0cm" svg:height="0cm" svg:x="9.363cm" svg:y="0.74cm" svg:viewBox="0 0 0 0" draw:points="0,0">
          <text:p/>
        </draw:polyline>
        <draw:polygon draw:style-name="gr1" draw:text-style-name="P1" draw:layer="layout" svg:width="0.002cm" svg:height="0.002cm" svg:x="9.365cm" svg:y="0.743cm" svg:viewBox="0 0 3 3" draw:points="0,3 3,3 3,0 0,0">
          <text:p/>
        </draw:polygon>
        <draw:line draw:style-name="gr3" draw:text-style-name="P2" draw:layer="layout" svg:x1="10.558cm" svg:y1="4.406cm" svg:x2="10.558cm" svg:y2="4.371cm">
          <text:p/>
        </draw:line>
        <draw:line draw:style-name="gr4" draw:text-style-name="P2" draw:layer="layout" svg:x1="10.558cm" svg:y1="4.3cm" svg:x2="10.558cm" svg:y2="0.811cm">
          <text:p/>
        </draw:line>
        <draw:line draw:style-name="gr3" draw:text-style-name="P2" draw:layer="layout" svg:x1="10.558cm" svg:y1="0.776cm" svg:x2="10.558cm" svg:y2="0.74cm">
          <text:p/>
        </draw:line>
        <draw:polygon draw:style-name="gr1" draw:text-style-name="P1" draw:layer="layout" svg:width="0.002cm" svg:height="0.002cm" svg:x="10.561cm" svg:y="0.743cm" svg:viewBox="0 0 3 3" draw:points="0,3 3,3 3,0 0,0">
          <text:p/>
        </draw:polygon>
        <draw:polyline draw:style-name="gr2" draw:text-style-name="P2" draw:layer="layout" svg:width="0cm" svg:height="0cm" svg:x="10.558cm" svg:y="0.74cm" svg:viewBox="0 0 0 0" draw:points="0,0">
          <text:p/>
        </draw:polyline>
        <draw:polygon draw:style-name="gr1" draw:text-style-name="P1" draw:layer="layout" svg:width="0.002cm" svg:height="0.002cm" svg:x="10.561cm" svg:y="0.743cm" svg:viewBox="0 0 3 3" draw:points="0,3 3,3 3,0 0,0">
          <text:p/>
        </draw:polygon>
        <draw:line draw:style-name="gr3" draw:text-style-name="P2" draw:layer="layout" svg:x1="11.754cm" svg:y1="4.406cm" svg:x2="11.754cm" svg:y2="4.371cm">
          <text:p/>
        </draw:line>
        <draw:line draw:style-name="gr4" draw:text-style-name="P2" draw:layer="layout" svg:x1="11.754cm" svg:y1="4.3cm" svg:x2="11.754cm" svg:y2="0.811cm">
          <text:p/>
        </draw:line>
        <draw:line draw:style-name="gr3" draw:text-style-name="P2" draw:layer="layout" svg:x1="11.754cm" svg:y1="0.776cm" svg:x2="11.754cm" svg:y2="0.74cm">
          <text:p/>
        </draw:line>
        <draw:polygon draw:style-name="gr1" draw:text-style-name="P1" draw:layer="layout" svg:width="0.002cm" svg:height="0.002cm" svg:x="11.756cm" svg:y="0.743cm" svg:viewBox="0 0 3 3" draw:points="0,3 3,3 3,0 0,0">
          <text:p/>
        </draw:polygon>
        <draw:polyline draw:style-name="gr2" draw:text-style-name="P2" draw:layer="layout" svg:width="0cm" svg:height="0cm" svg:x="11.754cm" svg:y="0.74cm" svg:viewBox="0 0 0 0" draw:points="0,0">
          <text:p/>
        </draw:polyline>
        <draw:polygon draw:style-name="gr1" draw:text-style-name="P1" draw:layer="layout" svg:width="0.002cm" svg:height="0.002cm" svg:x="11.756cm" svg:y="0.743cm" svg:viewBox="0 0 3 3" draw:points="0,3 3,3 3,0 0,0">
          <text:p/>
        </draw:polygon>
        <draw:polygon draw:style-name="gr1" draw:text-style-name="P1" draw:layer="layout" svg:width="0.002cm" svg:height="0.002cm" svg:x="12.952cm" svg:y="0.743cm" svg:viewBox="0 0 3 3" draw:points="0,3 3,3 3,0 0,0">
          <text:p/>
        </draw:polygon>
        <draw:polyline draw:style-name="gr2" draw:text-style-name="P2" draw:layer="layout" svg:width="0cm" svg:height="0cm" svg:x="12.95cm" svg:y="0.74cm" svg:viewBox="0 0 0 0" draw:points="0,0">
          <text:p/>
        </draw:polyline>
        <draw:polygon draw:style-name="gr1" draw:text-style-name="P1" draw:layer="layout" svg:width="0.002cm" svg:height="0.002cm" svg:x="12.952cm" svg:y="0.743cm" svg:viewBox="0 0 3 3" draw:points="0,3 3,3 3,0 0,0">
          <text:p/>
        </draw:polygon>
        <draw:polygon draw:style-name="gr1" draw:text-style-name="P1" draw:layer="layout" svg:width="0.002cm" svg:height="0.002cm" svg:x="12.952cm" svg:y="4.406cm" svg:viewBox="0 0 3 3" draw:points="0,3 3,3 3,0 0,0">
          <text:p/>
        </draw:polygon>
        <draw:polyline draw:style-name="gr2" draw:text-style-name="P2" draw:layer="layout" svg:width="0cm" svg:height="0cm" svg:x="12.95cm" svg:y="4.406cm" svg:viewBox="0 0 0 0" draw:points="0,0">
          <text:p/>
        </draw:polyline>
        <draw:polygon draw:style-name="gr1" draw:text-style-name="P1" draw:layer="layout" svg:width="0.002cm" svg:height="0.002cm" svg:x="12.952cm" svg:y="4.406cm" svg:viewBox="0 0 3 3" draw:points="0,3 3,3 3,0 0,0">
          <text:p/>
        </draw:polygon>
        <draw:line draw:style-name="gr3" draw:text-style-name="P2" draw:layer="layout" svg:x1="8.168cm" svg:y1="3.183cm" svg:x2="8.203cm" svg:y2="3.183cm">
          <text:p/>
        </draw:line>
        <draw:line draw:style-name="gr4" draw:text-style-name="P2" draw:layer="layout" svg:x1="8.273cm" svg:y1="3.183cm" svg:x2="12.879cm" svg:y2="3.183cm">
          <text:p/>
        </draw:line>
        <draw:line draw:style-name="gr3" draw:text-style-name="P2" draw:layer="layout" svg:x1="12.914cm" svg:y1="3.183cm" svg:x2="12.95cm" svg:y2="3.183cm">
          <text:p/>
        </draw:line>
        <draw:polygon draw:style-name="gr1" draw:text-style-name="P1" draw:layer="layout" svg:width="0.002cm" svg:height="0.002cm" svg:x="12.952cm" svg:y="3.186cm" svg:viewBox="0 0 3 3" draw:points="0,3 3,3 3,0 0,0">
          <text:p/>
        </draw:polygon>
        <draw:polyline draw:style-name="gr2" draw:text-style-name="P2" draw:layer="layout" svg:width="0cm" svg:height="0cm" svg:x="12.95cm" svg:y="3.183cm" svg:viewBox="0 0 0 0" draw:points="0,0">
          <text:p/>
        </draw:polyline>
        <draw:polygon draw:style-name="gr1" draw:text-style-name="P1" draw:layer="layout" svg:width="0.002cm" svg:height="0.002cm" svg:x="12.952cm" svg:y="3.186cm" svg:viewBox="0 0 3 3" draw:points="0,3 3,3 3,0 0,0">
          <text:p/>
        </draw:polygon>
        <draw:line draw:style-name="gr3" draw:text-style-name="P2" draw:layer="layout" svg:x1="8.168cm" svg:y1="1.963cm" svg:x2="8.203cm" svg:y2="1.963cm">
          <text:p/>
        </draw:line>
        <draw:line draw:style-name="gr4" draw:text-style-name="P2" draw:layer="layout" svg:x1="8.273cm" svg:y1="1.963cm" svg:x2="12.879cm" svg:y2="1.963cm">
          <text:p/>
        </draw:line>
        <draw:line draw:style-name="gr3" draw:text-style-name="P2" draw:layer="layout" svg:x1="12.914cm" svg:y1="1.963cm" svg:x2="12.95cm" svg:y2="1.963cm">
          <text:p/>
        </draw:line>
        <draw:polygon draw:style-name="gr1" draw:text-style-name="P1" draw:layer="layout" svg:width="0.002cm" svg:height="0.002cm" svg:x="12.952cm" svg:y="1.963cm" svg:viewBox="0 0 3 3" draw:points="0,3 3,3 3,0 0,0">
          <text:p/>
        </draw:polygon>
        <draw:polyline draw:style-name="gr2" draw:text-style-name="P2" draw:layer="layout" svg:width="0cm" svg:height="0cm" svg:x="12.95cm" svg:y="1.963cm" svg:viewBox="0 0 0 0" draw:points="0,0">
          <text:p/>
        </draw:polyline>
        <draw:polygon draw:style-name="gr1" draw:text-style-name="P1" draw:layer="layout" svg:width="0.002cm" svg:height="0.002cm" svg:x="12.952cm" svg:y="1.963cm" svg:viewBox="0 0 3 3" draw:points="0,3 3,3 3,0 0,0">
          <text:p/>
        </draw:polygon>
        <draw:polygon draw:style-name="gr1" draw:text-style-name="P1" draw:layer="layout" svg:width="0.002cm" svg:height="0.002cm" svg:x="12.952cm" svg:y="0.743cm" svg:viewBox="0 0 3 3" draw:points="0,3 3,3 3,0 0,0">
          <text:p/>
        </draw:polygon>
        <draw:polyline draw:style-name="gr2" draw:text-style-name="P2" draw:layer="layout" svg:width="0cm" svg:height="0cm" svg:x="12.95cm" svg:y="0.74cm" svg:viewBox="0 0 0 0" draw:points="0,0">
          <text:p/>
        </draw:polyline>
        <draw:polygon draw:style-name="gr1" draw:text-style-name="P1" draw:layer="layout" svg:width="0.002cm" svg:height="0.002cm" svg:x="12.952cm" svg:y="0.743cm" svg:viewBox="0 0 3 3" draw:points="0,3 3,3 3,0 0,0">
          <text:p/>
        </draw:polygon>
        <draw:polygon draw:style-name="gr1" draw:text-style-name="P1" draw:layer="layout" svg:width="0.002cm" svg:height="0.002cm" svg:x="12.952cm" svg:y="0.743cm" svg:viewBox="0 0 3 3" draw:points="0,3 3,3 3,0 0,0">
          <text:p/>
        </draw:polygon>
        <draw:polygon draw:style-name="gr1" draw:text-style-name="P1" draw:layer="layout" svg:width="0.002cm" svg:height="0.002cm" svg:x="12.952cm" svg:y="4.406cm" svg:viewBox="0 0 3 3" draw:points="0,3 3,3 3,0 0,0">
          <text:p/>
        </draw:polygon>
        <draw:polygon draw:style-name="gr1" draw:text-style-name="P1" draw:layer="layout" svg:width="0.002cm" svg:height="0.002cm" svg:x="12.952cm" svg:y="0.743cm" svg:viewBox="0 0 3 3" draw:points="0,3 3,3 3,0 0,0">
          <text:p/>
        </draw:polygon>
        <draw:polygon draw:style-name="gr1" draw:text-style-name="P1" draw:layer="layout" svg:width="0.002cm" svg:height="0.002cm" svg:x="8.17cm" svg:y="0.743cm" svg:viewBox="0 0 3 3" draw:points="0,3 3,3 3,0 0,0">
          <text:p/>
        </draw:polygon>
        <draw:polygon draw:style-name="gr1" draw:text-style-name="P1" draw:layer="layout" svg:width="0.002cm" svg:height="0.002cm" svg:x="12.952cm" svg:y="4.406cm" svg:viewBox="0 0 3 3" draw:points="0,3 3,3 3,0 0,0">
          <text:p/>
        </draw:polygon>
        <draw:polygon draw:style-name="gr1" draw:text-style-name="P1" draw:layer="layout" svg:width="0.002cm" svg:height="0.002cm" svg:x="8.17cm" svg:y="0.743cm" svg:viewBox="0 0 3 3" draw:points="0,3 3,3 3,0 0,0">
          <text:p/>
        </draw:polygon>
        <draw:line draw:style-name="gr6" draw:text-style-name="P2" draw:layer="layout" svg:x1="8.168cm" svg:y1="4.406cm" svg:x2="8.168cm" svg:y2="4.354cm">
          <text:p/>
        </draw:line>
        <draw:polygon draw:style-name="gr1" draw:text-style-name="P1" draw:layer="layout" svg:width="0.002cm" svg:height="0.002cm" svg:x="8.17cm" svg:y="4.354cm" svg:viewBox="0 0 3 3" draw:points="0,3 3,3 3,0 0,0">
          <text:p/>
        </draw:polygon>
        <draw:line draw:style-name="gr6" draw:text-style-name="P2" draw:layer="layout" svg:x1="8.168cm" svg:y1="0.74cm" svg:x2="8.168cm" svg:y2="0.768cm">
          <text:p/>
        </draw:line>
        <draw:polygon draw:style-name="gr1" draw:text-style-name="P1" draw:layer="layout" svg:width="0.002cm" svg:height="0.002cm" svg:x="8.17cm" svg:y="0.768cm" svg:viewBox="0 0 3 3" draw:points="0,3 3,3 3,0 0,0">
          <text:p/>
        </draw:polygon>
        <draw:line draw:style-name="gr6" draw:text-style-name="P2" draw:layer="layout" svg:x1="9.363cm" svg:y1="4.406cm" svg:x2="9.363cm" svg:y2="4.354cm">
          <text:p/>
        </draw:line>
        <draw:polygon draw:style-name="gr1" draw:text-style-name="P1" draw:layer="layout" svg:width="0.002cm" svg:height="0.002cm" svg:x="9.365cm" svg:y="4.354cm" svg:viewBox="0 0 3 3" draw:points="0,3 3,3 3,0 0,0">
          <text:p/>
        </draw:polygon>
        <draw:line draw:style-name="gr6" draw:text-style-name="P2" draw:layer="layout" svg:x1="9.363cm" svg:y1="0.74cm" svg:x2="9.363cm" svg:y2="0.768cm">
          <text:p/>
        </draw:line>
        <draw:polygon draw:style-name="gr1" draw:text-style-name="P1" draw:layer="layout" svg:width="0.002cm" svg:height="0.002cm" svg:x="9.365cm" svg:y="0.768cm" svg:viewBox="0 0 3 3" draw:points="0,3 3,3 3,0 0,0">
          <text:p/>
        </draw:polygon>
        <draw:line draw:style-name="gr6" draw:text-style-name="P2" draw:layer="layout" svg:x1="10.558cm" svg:y1="4.406cm" svg:x2="10.558cm" svg:y2="4.354cm">
          <text:p/>
        </draw:line>
        <draw:polygon draw:style-name="gr1" draw:text-style-name="P1" draw:layer="layout" svg:width="0.002cm" svg:height="0.002cm" svg:x="10.561cm" svg:y="4.354cm" svg:viewBox="0 0 3 3" draw:points="0,3 3,3 3,0 0,0">
          <text:p/>
        </draw:polygon>
        <draw:line draw:style-name="gr6" draw:text-style-name="P2" draw:layer="layout" svg:x1="10.558cm" svg:y1="0.74cm" svg:x2="10.558cm" svg:y2="0.768cm">
          <text:p/>
        </draw:line>
        <draw:polygon draw:style-name="gr1" draw:text-style-name="P1" draw:layer="layout" svg:width="0.002cm" svg:height="0.002cm" svg:x="10.561cm" svg:y="0.768cm" svg:viewBox="0 0 3 3" draw:points="0,3 3,3 3,0 0,0">
          <text:p/>
        </draw:polygon>
        <draw:line draw:style-name="gr6" draw:text-style-name="P2" draw:layer="layout" svg:x1="11.754cm" svg:y1="4.406cm" svg:x2="11.754cm" svg:y2="4.354cm">
          <text:p/>
        </draw:line>
        <draw:polygon draw:style-name="gr1" draw:text-style-name="P1" draw:layer="layout" svg:width="0.002cm" svg:height="0.002cm" svg:x="11.756cm" svg:y="4.354cm" svg:viewBox="0 0 3 3" draw:points="0,3 3,3 3,0 0,0">
          <text:p/>
        </draw:polygon>
        <draw:line draw:style-name="gr6" draw:text-style-name="P2" draw:layer="layout" svg:x1="11.754cm" svg:y1="0.74cm" svg:x2="11.754cm" svg:y2="0.768cm">
          <text:p/>
        </draw:line>
        <draw:polygon draw:style-name="gr1" draw:text-style-name="P1" draw:layer="layout" svg:width="0.002cm" svg:height="0.002cm" svg:x="11.756cm" svg:y="0.768cm" svg:viewBox="0 0 3 3" draw:points="0,3 3,3 3,0 0,0">
          <text:p/>
        </draw:polygon>
        <draw:line draw:style-name="gr6" draw:text-style-name="P2" draw:layer="layout" svg:x1="12.95cm" svg:y1="4.406cm" svg:x2="12.95cm" svg:y2="4.354cm">
          <text:p/>
        </draw:line>
        <draw:polygon draw:style-name="gr1" draw:text-style-name="P1" draw:layer="layout" svg:width="0.002cm" svg:height="0.002cm" svg:x="12.952cm" svg:y="4.354cm" svg:viewBox="0 0 3 3" draw:points="0,3 3,3 3,0 0,0">
          <text:p/>
        </draw:polygon>
        <draw:line draw:style-name="gr6" draw:text-style-name="P2" draw:layer="layout" svg:x1="12.95cm" svg:y1="0.74cm" svg:x2="12.95cm" svg:y2="0.768cm">
          <text:p/>
        </draw:line>
        <draw:polygon draw:style-name="gr1" draw:text-style-name="P1" draw:layer="layout" svg:width="0.002cm" svg:height="0.002cm" svg:x="12.952cm" svg:y="0.768cm" svg:viewBox="0 0 3 3" draw:points="0,3 3,3 3,0 0,0">
          <text:p/>
        </draw:polygon>
        <draw:line draw:style-name="gr6" draw:text-style-name="P2" draw:layer="layout" svg:x1="8.168cm" svg:y1="4.406cm" svg:x2="8.195cm" svg:y2="4.406cm">
          <text:p/>
        </draw:line>
        <draw:polygon draw:style-name="gr1" draw:text-style-name="P1" draw:layer="layout" svg:width="0.002cm" svg:height="0.002cm" svg:x="8.195cm" svg:y="4.406cm" svg:viewBox="0 0 3 3" draw:points="0,3 3,3 3,0 0,0">
          <text:p/>
        </draw:polygon>
        <draw:line draw:style-name="gr6" draw:text-style-name="P2" draw:layer="layout" svg:x1="12.95cm" svg:y1="4.406cm" svg:x2="12.897cm" svg:y2="4.406cm">
          <text:p/>
        </draw:line>
        <draw:polygon draw:style-name="gr1" draw:text-style-name="P1" draw:layer="layout" svg:width="0.002cm" svg:height="0.002cm" svg:x="12.9cm" svg:y="4.406cm" svg:viewBox="0 0 3 3" draw:points="0,3 3,3 3,0 0,0">
          <text:p/>
        </draw:polygon>
        <draw:line draw:style-name="gr6" draw:text-style-name="P2" draw:layer="layout" svg:x1="8.168cm" svg:y1="3.183cm" svg:x2="8.195cm" svg:y2="3.183cm">
          <text:p/>
        </draw:line>
        <draw:polygon draw:style-name="gr1" draw:text-style-name="P1" draw:layer="layout" svg:width="0.002cm" svg:height="0.002cm" svg:x="8.195cm" svg:y="3.186cm" svg:viewBox="0 0 3 3" draw:points="0,3 3,3 3,0 0,0">
          <text:p/>
        </draw:polygon>
        <draw:line draw:style-name="gr6" draw:text-style-name="P2" draw:layer="layout" svg:x1="12.95cm" svg:y1="3.183cm" svg:x2="12.897cm" svg:y2="3.183cm">
          <text:p/>
        </draw:line>
        <draw:polygon draw:style-name="gr1" draw:text-style-name="P1" draw:layer="layout" svg:width="0.002cm" svg:height="0.002cm" svg:x="12.9cm" svg:y="3.186cm" svg:viewBox="0 0 3 3" draw:points="0,3 3,3 3,0 0,0">
          <text:p/>
        </draw:polygon>
        <draw:line draw:style-name="gr6" draw:text-style-name="P2" draw:layer="layout" svg:x1="8.168cm" svg:y1="1.963cm" svg:x2="8.195cm" svg:y2="1.963cm">
          <text:p/>
        </draw:line>
        <draw:polygon draw:style-name="gr1" draw:text-style-name="P1" draw:layer="layout" svg:width="0.002cm" svg:height="0.002cm" svg:x="8.195cm" svg:y="1.963cm" svg:viewBox="0 0 3 3" draw:points="0,3 3,3 3,0 0,0">
          <text:p/>
        </draw:polygon>
        <draw:line draw:style-name="gr6" draw:text-style-name="P2" draw:layer="layout" svg:x1="12.95cm" svg:y1="1.963cm" svg:x2="12.897cm" svg:y2="1.963cm">
          <text:p/>
        </draw:line>
        <draw:polygon draw:style-name="gr1" draw:text-style-name="P1" draw:layer="layout" svg:width="0.002cm" svg:height="0.002cm" svg:x="12.9cm" svg:y="1.963cm" svg:viewBox="0 0 3 3" draw:points="0,3 3,3 3,0 0,0">
          <text:p/>
        </draw:polygon>
        <draw:line draw:style-name="gr6" draw:text-style-name="P2" draw:layer="layout" svg:x1="8.168cm" svg:y1="0.74cm" svg:x2="8.195cm" svg:y2="0.74cm">
          <text:p/>
        </draw:line>
        <draw:polygon draw:style-name="gr1" draw:text-style-name="P1" draw:layer="layout" svg:width="0.002cm" svg:height="0.002cm" svg:x="8.195cm" svg:y="0.743cm" svg:viewBox="0 0 3 3" draw:points="0,3 3,3 3,0 0,0">
          <text:p/>
        </draw:polygon>
        <draw:line draw:style-name="gr6" draw:text-style-name="P2" draw:layer="layout" svg:x1="12.95cm" svg:y1="0.74cm" svg:x2="12.897cm" svg:y2="0.74cm">
          <text:p/>
        </draw:line>
        <draw:polygon draw:style-name="gr1" draw:text-style-name="P1" draw:layer="layout" svg:width="0.002cm" svg:height="0.002cm" svg:x="12.9cm" svg:y="0.743cm" svg:viewBox="0 0 3 3" draw:points="0,3 3,3 3,0 0,0">
          <text:p/>
        </draw:polygon>
        <draw:polygon draw:style-name="gr1" draw:text-style-name="P1" draw:layer="layout" svg:width="0.002cm" svg:height="0.002cm" svg:x="12.952cm" svg:y="0.743cm" svg:viewBox="0 0 3 3" draw:points="0,3 3,3 3,0 0,0">
          <text:p/>
        </draw:polygon>
        <draw:polygon draw:style-name="gr1" draw:text-style-name="P1" draw:layer="layout" svg:width="0.002cm" svg:height="0.002cm" svg:x="12.952cm" svg:y="4.406cm" svg:viewBox="0 0 3 3" draw:points="0,3 3,3 3,0 0,0">
          <text:p/>
        </draw:polygon>
        <draw:polygon draw:style-name="gr1" draw:text-style-name="P1" draw:layer="layout" svg:width="0.002cm" svg:height="0.002cm" svg:x="12.952cm" svg:y="0.743cm" svg:viewBox="0 0 3 3" draw:points="0,3 3,3 3,0 0,0">
          <text:p/>
        </draw:polygon>
        <draw:polygon draw:style-name="gr1" draw:text-style-name="P1" draw:layer="layout" svg:width="0.002cm" svg:height="0.002cm" svg:x="8.17cm" svg:y="0.743cm" svg:viewBox="0 0 3 3" draw:points="0,3 3,3 3,0 0,0">
          <text:p/>
        </draw:polygon>
        <draw:polyline draw:style-name="gr6" draw:text-style-name="P2" draw:layer="layout" svg:width="4.757cm" svg:height="2.728cm" svg:x="8.168cm" svg:y="1.651cm" svg:viewBox="0 0 4758 2729" draw:points="0,2729 547,2729 572,2704 572,0 599,2548 599,2729 3250,2729 4758,2729">
          <text:p/>
        </draw:polyline>
        <draw:line draw:style-name="gr2" draw:text-style-name="P2" draw:layer="layout" svg:x1="8.168cm" svg:y1="9.577cm" svg:x2="8.168cm" svg:y2="5.911cm">
          <text:p/>
        </draw:line>
        <draw:polygon draw:style-name="gr1" draw:text-style-name="P1" draw:layer="layout" svg:width="0.002cm" svg:height="0.002cm" svg:x="8.17cm" svg:y="5.913cm" svg:viewBox="0 0 3 3" draw:points="0,3 3,3 3,0 0,0">
          <text:p/>
        </draw:polygon>
        <draw:polyline draw:style-name="gr2" draw:text-style-name="P2" draw:layer="layout" svg:width="0cm" svg:height="0cm" svg:x="8.168cm" svg:y="5.911cm" svg:viewBox="0 0 0 0" draw:points="0,0">
          <text:p/>
        </draw:polyline>
        <draw:polygon draw:style-name="gr1" draw:text-style-name="P1" draw:layer="layout" svg:width="0.002cm" svg:height="0.002cm" svg:x="8.17cm" svg:y="5.913cm" svg:viewBox="0 0 3 3" draw:points="0,3 3,3 3,0 0,0">
          <text:p/>
        </draw:polygon>
        <draw:line draw:style-name="gr3" draw:text-style-name="P2" draw:layer="layout" svg:x1="9.363cm" svg:y1="9.577cm" svg:x2="9.363cm" svg:y2="9.541cm">
          <text:p/>
        </draw:line>
        <draw:line draw:style-name="gr4" draw:text-style-name="P2" draw:layer="layout" svg:x1="9.363cm" svg:y1="9.471cm" svg:x2="9.363cm" svg:y2="5.982cm">
          <text:p/>
        </draw:line>
        <draw:line draw:style-name="gr3" draw:text-style-name="P2" draw:layer="layout" svg:x1="9.363cm" svg:y1="5.947cm" svg:x2="9.363cm" svg:y2="5.911cm">
          <text:p/>
        </draw:line>
        <draw:polygon draw:style-name="gr1" draw:text-style-name="P1" draw:layer="layout" svg:width="0.002cm" svg:height="0.002cm" svg:x="9.365cm" svg:y="5.913cm" svg:viewBox="0 0 3 3" draw:points="0,3 3,3 3,0 0,0">
          <text:p/>
        </draw:polygon>
        <draw:polyline draw:style-name="gr2" draw:text-style-name="P2" draw:layer="layout" svg:width="0cm" svg:height="0cm" svg:x="9.363cm" svg:y="5.911cm" svg:viewBox="0 0 0 0" draw:points="0,0">
          <text:p/>
        </draw:polyline>
        <draw:polygon draw:style-name="gr1" draw:text-style-name="P1" draw:layer="layout" svg:width="0.002cm" svg:height="0.002cm" svg:x="9.365cm" svg:y="5.913cm" svg:viewBox="0 0 3 3" draw:points="0,3 3,3 3,0 0,0">
          <text:p/>
        </draw:polygon>
        <draw:line draw:style-name="gr3" draw:text-style-name="P2" draw:layer="layout" svg:x1="10.558cm" svg:y1="9.577cm" svg:x2="10.558cm" svg:y2="9.541cm">
          <text:p/>
        </draw:line>
        <draw:line draw:style-name="gr4" draw:text-style-name="P2" draw:layer="layout" svg:x1="10.558cm" svg:y1="9.471cm" svg:x2="10.558cm" svg:y2="5.982cm">
          <text:p/>
        </draw:line>
        <draw:line draw:style-name="gr3" draw:text-style-name="P2" draw:layer="layout" svg:x1="10.558cm" svg:y1="5.947cm" svg:x2="10.558cm" svg:y2="5.911cm">
          <text:p/>
        </draw:line>
        <draw:polygon draw:style-name="gr1" draw:text-style-name="P1" draw:layer="layout" svg:width="0.002cm" svg:height="0.002cm" svg:x="10.561cm" svg:y="5.913cm" svg:viewBox="0 0 3 3" draw:points="0,3 3,3 3,0 0,0">
          <text:p/>
        </draw:polygon>
        <draw:polyline draw:style-name="gr2" draw:text-style-name="P2" draw:layer="layout" svg:width="0cm" svg:height="0cm" svg:x="10.558cm" svg:y="5.911cm" svg:viewBox="0 0 0 0" draw:points="0,0">
          <text:p/>
        </draw:polyline>
        <draw:polygon draw:style-name="gr1" draw:text-style-name="P1" draw:layer="layout" svg:width="0.002cm" svg:height="0.002cm" svg:x="10.561cm" svg:y="5.913cm" svg:viewBox="0 0 3 3" draw:points="0,3 3,3 3,0 0,0">
          <text:p/>
        </draw:polygon>
        <draw:line draw:style-name="gr3" draw:text-style-name="P2" draw:layer="layout" svg:x1="11.754cm" svg:y1="9.577cm" svg:x2="11.754cm" svg:y2="9.541cm">
          <text:p/>
        </draw:line>
        <draw:line draw:style-name="gr4" draw:text-style-name="P2" draw:layer="layout" svg:x1="11.754cm" svg:y1="9.471cm" svg:x2="11.754cm" svg:y2="5.982cm">
          <text:p/>
        </draw:line>
        <draw:line draw:style-name="gr3" draw:text-style-name="P2" draw:layer="layout" svg:x1="11.754cm" svg:y1="5.947cm" svg:x2="11.754cm" svg:y2="5.911cm">
          <text:p/>
        </draw:line>
        <draw:polygon draw:style-name="gr1" draw:text-style-name="P1" draw:layer="layout" svg:width="0.002cm" svg:height="0.002cm" svg:x="11.756cm" svg:y="5.913cm" svg:viewBox="0 0 3 3" draw:points="0,3 3,3 3,0 0,0">
          <text:p/>
        </draw:polygon>
        <draw:polyline draw:style-name="gr2" draw:text-style-name="P2" draw:layer="layout" svg:width="0cm" svg:height="0cm" svg:x="11.754cm" svg:y="5.911cm" svg:viewBox="0 0 0 0" draw:points="0,0">
          <text:p/>
        </draw:polyline>
        <draw:polygon draw:style-name="gr1" draw:text-style-name="P1" draw:layer="layout" svg:width="0.002cm" svg:height="0.002cm" svg:x="11.756cm" svg:y="5.913cm" svg:viewBox="0 0 3 3" draw:points="0,3 3,3 3,0 0,0">
          <text:p/>
        </draw:polygon>
        <draw:polygon draw:style-name="gr1" draw:text-style-name="P1" draw:layer="layout" svg:width="0.002cm" svg:height="0.002cm" svg:x="12.952cm" svg:y="5.913cm" svg:viewBox="0 0 3 3" draw:points="0,3 3,3 3,0 0,0">
          <text:p/>
        </draw:polygon>
        <draw:polyline draw:style-name="gr2" draw:text-style-name="P2" draw:layer="layout" svg:width="0cm" svg:height="0cm" svg:x="12.95cm" svg:y="5.911cm" svg:viewBox="0 0 0 0" draw:points="0,0">
          <text:p/>
        </draw:polyline>
        <draw:polygon draw:style-name="gr1" draw:text-style-name="P1" draw:layer="layout" svg:width="0.002cm" svg:height="0.002cm" svg:x="12.952cm" svg:y="5.913cm" svg:viewBox="0 0 3 3" draw:points="0,3 3,3 3,0 0,0">
          <text:p/>
        </draw:polygon>
        <draw:polygon draw:style-name="gr1" draw:text-style-name="P1" draw:layer="layout" svg:width="0.002cm" svg:height="0.002cm" svg:x="12.952cm" svg:y="9.577cm" svg:viewBox="0 0 3 3" draw:points="0,3 3,3 3,0 0,0">
          <text:p/>
        </draw:polygon>
        <draw:polyline draw:style-name="gr2" draw:text-style-name="P2" draw:layer="layout" svg:width="0cm" svg:height="0cm" svg:x="12.95cm" svg:y="9.577cm" svg:viewBox="0 0 0 0" draw:points="0,0">
          <text:p/>
        </draw:polyline>
        <draw:polygon draw:style-name="gr1" draw:text-style-name="P1" draw:layer="layout" svg:width="0.002cm" svg:height="0.002cm" svg:x="12.952cm" svg:y="9.577cm" svg:viewBox="0 0 3 3" draw:points="0,3 3,3 3,0 0,0">
          <text:p/>
        </draw:polygon>
        <draw:line draw:style-name="gr3" draw:text-style-name="P2" draw:layer="layout" svg:x1="8.168cm" svg:y1="8.354cm" svg:x2="8.203cm" svg:y2="8.354cm">
          <text:p/>
        </draw:line>
        <draw:line draw:style-name="gr4" draw:text-style-name="P2" draw:layer="layout" svg:x1="8.273cm" svg:y1="8.354cm" svg:x2="12.879cm" svg:y2="8.354cm">
          <text:p/>
        </draw:line>
        <draw:line draw:style-name="gr3" draw:text-style-name="P2" draw:layer="layout" svg:x1="12.914cm" svg:y1="8.354cm" svg:x2="12.95cm" svg:y2="8.354cm">
          <text:p/>
        </draw:line>
        <draw:polygon draw:style-name="gr1" draw:text-style-name="P1" draw:layer="layout" svg:width="0.002cm" svg:height="0.002cm" svg:x="12.952cm" svg:y="8.356cm" svg:viewBox="0 0 3 3" draw:points="0,3 3,3 3,0 0,0">
          <text:p/>
        </draw:polygon>
        <draw:polyline draw:style-name="gr2" draw:text-style-name="P2" draw:layer="layout" svg:width="0cm" svg:height="0cm" svg:x="12.95cm" svg:y="8.354cm" svg:viewBox="0 0 0 0" draw:points="0,0">
          <text:p/>
        </draw:polyline>
        <draw:polygon draw:style-name="gr1" draw:text-style-name="P1" draw:layer="layout" svg:width="0.002cm" svg:height="0.002cm" svg:x="12.952cm" svg:y="8.356cm" svg:viewBox="0 0 3 3" draw:points="0,3 3,3 3,0 0,0">
          <text:p/>
        </draw:polygon>
        <draw:line draw:style-name="gr3" draw:text-style-name="P2" draw:layer="layout" svg:x1="8.168cm" svg:y1="7.134cm" svg:x2="8.203cm" svg:y2="7.134cm">
          <text:p/>
        </draw:line>
        <draw:line draw:style-name="gr4" draw:text-style-name="P2" draw:layer="layout" svg:x1="8.273cm" svg:y1="7.134cm" svg:x2="12.879cm" svg:y2="7.134cm">
          <text:p/>
        </draw:line>
        <draw:line draw:style-name="gr3" draw:text-style-name="P2" draw:layer="layout" svg:x1="12.914cm" svg:y1="7.134cm" svg:x2="12.95cm" svg:y2="7.134cm">
          <text:p/>
        </draw:line>
        <draw:polygon draw:style-name="gr1" draw:text-style-name="P1" draw:layer="layout" svg:width="0.002cm" svg:height="0.002cm" svg:x="12.952cm" svg:y="7.134cm" svg:viewBox="0 0 3 3" draw:points="0,3 3,3 3,0 0,0">
          <text:p/>
        </draw:polygon>
        <draw:polyline draw:style-name="gr2" draw:text-style-name="P2" draw:layer="layout" svg:width="0cm" svg:height="0cm" svg:x="12.95cm" svg:y="7.134cm" svg:viewBox="0 0 0 0" draw:points="0,0">
          <text:p/>
        </draw:polyline>
        <draw:polygon draw:style-name="gr1" draw:text-style-name="P1" draw:layer="layout" svg:width="0.002cm" svg:height="0.002cm" svg:x="12.952cm" svg:y="7.134cm" svg:viewBox="0 0 3 3" draw:points="0,3 3,3 3,0 0,0">
          <text:p/>
        </draw:polygon>
        <draw:polygon draw:style-name="gr1" draw:text-style-name="P1" draw:layer="layout" svg:width="0.002cm" svg:height="0.002cm" svg:x="12.952cm" svg:y="5.913cm" svg:viewBox="0 0 3 3" draw:points="0,3 3,3 3,0 0,0">
          <text:p/>
        </draw:polygon>
        <draw:polyline draw:style-name="gr2" draw:text-style-name="P2" draw:layer="layout" svg:width="0cm" svg:height="0cm" svg:x="12.95cm" svg:y="5.911cm" svg:viewBox="0 0 0 0" draw:points="0,0">
          <text:p/>
        </draw:polyline>
        <draw:polygon draw:style-name="gr1" draw:text-style-name="P1" draw:layer="layout" svg:width="0.002cm" svg:height="0.002cm" svg:x="12.952cm" svg:y="5.913cm" svg:viewBox="0 0 3 3" draw:points="0,3 3,3 3,0 0,0">
          <text:p/>
        </draw:polygon>
        <draw:polygon draw:style-name="gr1" draw:text-style-name="P1" draw:layer="layout" svg:width="0.002cm" svg:height="0.002cm" svg:x="12.952cm" svg:y="5.913cm" svg:viewBox="0 0 3 3" draw:points="0,3 3,3 3,0 0,0">
          <text:p/>
        </draw:polygon>
        <draw:polygon draw:style-name="gr1" draw:text-style-name="P1" draw:layer="layout" svg:width="0.002cm" svg:height="0.002cm" svg:x="12.952cm" svg:y="9.577cm" svg:viewBox="0 0 3 3" draw:points="0,3 3,3 3,0 0,0">
          <text:p/>
        </draw:polygon>
        <draw:polygon draw:style-name="gr1" draw:text-style-name="P1" draw:layer="layout" svg:width="0.002cm" svg:height="0.002cm" svg:x="12.952cm" svg:y="5.913cm" svg:viewBox="0 0 3 3" draw:points="0,3 3,3 3,0 0,0">
          <text:p/>
        </draw:polygon>
        <draw:line draw:style-name="gr6" draw:text-style-name="P2" draw:layer="layout" svg:x1="8.168cm" svg:y1="9.577cm" svg:x2="8.168cm" svg:y2="5.911cm">
          <text:p/>
        </draw:line>
        <draw:polygon draw:style-name="gr1" draw:text-style-name="P1" draw:layer="layout" svg:width="0.002cm" svg:height="0.002cm" svg:x="8.17cm" svg:y="5.913cm" svg:viewBox="0 0 3 3" draw:points="0,3 3,3 3,0 0,0">
          <text:p/>
        </draw:polygon>
        <draw:polygon draw:style-name="gr1" draw:text-style-name="P1" draw:layer="layout" svg:width="0.002cm" svg:height="0.002cm" svg:x="12.952cm" svg:y="9.577cm" svg:viewBox="0 0 3 3" draw:points="0,3 3,3 3,0 0,0">
          <text:p/>
        </draw:polygon>
        <draw:line draw:style-name="gr6" draw:text-style-name="P2" draw:layer="layout" svg:x1="8.168cm" svg:y1="9.577cm" svg:x2="8.168cm" svg:y2="5.911cm">
          <text:p/>
        </draw:line>
        <draw:polygon draw:style-name="gr1" draw:text-style-name="P1" draw:layer="layout" svg:width="0.002cm" svg:height="0.002cm" svg:x="8.17cm" svg:y="5.913cm" svg:viewBox="0 0 3 3" draw:points="0,3 3,3 3,0 0,0">
          <text:p/>
        </draw:polygon>
        <draw:line draw:style-name="gr6" draw:text-style-name="P2" draw:layer="layout" svg:x1="8.168cm" svg:y1="9.577cm" svg:x2="8.168cm" svg:y2="9.525cm">
          <text:p/>
        </draw:line>
        <draw:polygon draw:style-name="gr1" draw:text-style-name="P1" draw:layer="layout" svg:width="0.002cm" svg:height="0.002cm" svg:x="8.17cm" svg:y="9.525cm" svg:viewBox="0 0 3 3" draw:points="0,3 3,3 3,0 0,0">
          <text:p/>
        </draw:polygon>
        <draw:line draw:style-name="gr6" draw:text-style-name="P2" draw:layer="layout" svg:x1="8.168cm" svg:y1="5.911cm" svg:x2="8.168cm" svg:y2="5.938cm">
          <text:p/>
        </draw:line>
        <draw:polygon draw:style-name="gr1" draw:text-style-name="P1" draw:layer="layout" svg:width="0.002cm" svg:height="0.002cm" svg:x="8.17cm" svg:y="5.938cm" svg:viewBox="0 0 3 3" draw:points="0,3 3,3 3,0 0,0">
          <text:p/>
        </draw:polygon>
        <draw:line draw:style-name="gr6" draw:text-style-name="P2" draw:layer="layout" svg:x1="9.363cm" svg:y1="9.577cm" svg:x2="9.363cm" svg:y2="9.525cm">
          <text:p/>
        </draw:line>
        <draw:polygon draw:style-name="gr1" draw:text-style-name="P1" draw:layer="layout" svg:width="0.002cm" svg:height="0.002cm" svg:x="9.365cm" svg:y="9.525cm" svg:viewBox="0 0 3 3" draw:points="0,3 3,3 3,0 0,0">
          <text:p/>
        </draw:polygon>
        <draw:line draw:style-name="gr6" draw:text-style-name="P2" draw:layer="layout" svg:x1="9.363cm" svg:y1="5.911cm" svg:x2="9.363cm" svg:y2="5.938cm">
          <text:p/>
        </draw:line>
        <draw:polygon draw:style-name="gr1" draw:text-style-name="P1" draw:layer="layout" svg:width="0.002cm" svg:height="0.002cm" svg:x="9.365cm" svg:y="5.938cm" svg:viewBox="0 0 3 3" draw:points="0,3 3,3 3,0 0,0">
          <text:p/>
        </draw:polygon>
        <draw:line draw:style-name="gr6" draw:text-style-name="P2" draw:layer="layout" svg:x1="10.558cm" svg:y1="9.577cm" svg:x2="10.558cm" svg:y2="9.525cm">
          <text:p/>
        </draw:line>
        <draw:polygon draw:style-name="gr1" draw:text-style-name="P1" draw:layer="layout" svg:width="0.002cm" svg:height="0.002cm" svg:x="10.561cm" svg:y="9.525cm" svg:viewBox="0 0 3 3" draw:points="0,3 3,3 3,0 0,0">
          <text:p/>
        </draw:polygon>
        <draw:line draw:style-name="gr6" draw:text-style-name="P2" draw:layer="layout" svg:x1="10.558cm" svg:y1="5.911cm" svg:x2="10.558cm" svg:y2="5.938cm">
          <text:p/>
        </draw:line>
        <draw:polygon draw:style-name="gr1" draw:text-style-name="P1" draw:layer="layout" svg:width="0.002cm" svg:height="0.002cm" svg:x="10.561cm" svg:y="5.938cm" svg:viewBox="0 0 3 3" draw:points="0,3 3,3 3,0 0,0">
          <text:p/>
        </draw:polygon>
        <draw:line draw:style-name="gr6" draw:text-style-name="P2" draw:layer="layout" svg:x1="11.754cm" svg:y1="9.577cm" svg:x2="11.754cm" svg:y2="9.525cm">
          <text:p/>
        </draw:line>
        <draw:polygon draw:style-name="gr1" draw:text-style-name="P1" draw:layer="layout" svg:width="0.002cm" svg:height="0.002cm" svg:x="11.756cm" svg:y="9.525cm" svg:viewBox="0 0 3 3" draw:points="0,3 3,3 3,0 0,0">
          <text:p/>
        </draw:polygon>
        <draw:line draw:style-name="gr6" draw:text-style-name="P2" draw:layer="layout" svg:x1="11.754cm" svg:y1="5.911cm" svg:x2="11.754cm" svg:y2="5.938cm">
          <text:p/>
        </draw:line>
        <draw:polygon draw:style-name="gr1" draw:text-style-name="P1" draw:layer="layout" svg:width="0.002cm" svg:height="0.002cm" svg:x="11.756cm" svg:y="5.938cm" svg:viewBox="0 0 3 3" draw:points="0,3 3,3 3,0 0,0">
          <text:p/>
        </draw:polygon>
        <draw:line draw:style-name="gr6" draw:text-style-name="P2" draw:layer="layout" svg:x1="12.95cm" svg:y1="9.577cm" svg:x2="12.95cm" svg:y2="9.525cm">
          <text:p/>
        </draw:line>
        <draw:polygon draw:style-name="gr1" draw:text-style-name="P1" draw:layer="layout" svg:width="0.002cm" svg:height="0.002cm" svg:x="12.952cm" svg:y="9.525cm" svg:viewBox="0 0 3 3" draw:points="0,3 3,3 3,0 0,0">
          <text:p/>
        </draw:polygon>
        <draw:line draw:style-name="gr6" draw:text-style-name="P2" draw:layer="layout" svg:x1="12.95cm" svg:y1="5.911cm" svg:x2="12.95cm" svg:y2="5.938cm">
          <text:p/>
        </draw:line>
        <draw:polygon draw:style-name="gr1" draw:text-style-name="P1" draw:layer="layout" svg:width="0.002cm" svg:height="0.002cm" svg:x="12.952cm" svg:y="5.938cm" svg:viewBox="0 0 3 3" draw:points="0,3 3,3 3,0 0,0">
          <text:p/>
        </draw:polygon>
        <draw:line draw:style-name="gr6" draw:text-style-name="P2" draw:layer="layout" svg:x1="8.168cm" svg:y1="9.577cm" svg:x2="8.195cm" svg:y2="9.577cm">
          <text:p/>
        </draw:line>
        <draw:polygon draw:style-name="gr1" draw:text-style-name="P1" draw:layer="layout" svg:width="0.002cm" svg:height="0.002cm" svg:x="8.195cm" svg:y="9.577cm" svg:viewBox="0 0 3 3" draw:points="0,3 3,3 3,0 0,0">
          <text:p/>
        </draw:polygon>
        <draw:line draw:style-name="gr6" draw:text-style-name="P2" draw:layer="layout" svg:x1="12.95cm" svg:y1="9.577cm" svg:x2="12.897cm" svg:y2="9.577cm">
          <text:p/>
        </draw:line>
        <draw:polygon draw:style-name="gr1" draw:text-style-name="P1" draw:layer="layout" svg:width="0.002cm" svg:height="0.002cm" svg:x="12.9cm" svg:y="9.577cm" svg:viewBox="0 0 3 3" draw:points="0,3 3,3 3,0 0,0">
          <text:p/>
        </draw:polygon>
        <draw:line draw:style-name="gr6" draw:text-style-name="P2" draw:layer="layout" svg:x1="8.168cm" svg:y1="8.354cm" svg:x2="8.195cm" svg:y2="8.354cm">
          <text:p/>
        </draw:line>
        <draw:polygon draw:style-name="gr1" draw:text-style-name="P1" draw:layer="layout" svg:width="0.002cm" svg:height="0.002cm" svg:x="8.195cm" svg:y="8.356cm" svg:viewBox="0 0 3 3" draw:points="0,3 3,3 3,0 0,0">
          <text:p/>
        </draw:polygon>
        <draw:line draw:style-name="gr6" draw:text-style-name="P2" draw:layer="layout" svg:x1="12.95cm" svg:y1="8.354cm" svg:x2="12.897cm" svg:y2="8.354cm">
          <text:p/>
        </draw:line>
        <draw:polygon draw:style-name="gr1" draw:text-style-name="P1" draw:layer="layout" svg:width="0.002cm" svg:height="0.002cm" svg:x="12.9cm" svg:y="8.356cm" svg:viewBox="0 0 3 3" draw:points="0,3 3,3 3,0 0,0">
          <text:p/>
        </draw:polygon>
        <draw:line draw:style-name="gr6" draw:text-style-name="P2" draw:layer="layout" svg:x1="8.168cm" svg:y1="7.134cm" svg:x2="8.195cm" svg:y2="7.134cm">
          <text:p/>
        </draw:line>
        <draw:polygon draw:style-name="gr1" draw:text-style-name="P1" draw:layer="layout" svg:width="0.002cm" svg:height="0.002cm" svg:x="8.195cm" svg:y="7.134cm" svg:viewBox="0 0 3 3" draw:points="0,3 3,3 3,0 0,0">
          <text:p/>
        </draw:polygon>
        <draw:line draw:style-name="gr6" draw:text-style-name="P2" draw:layer="layout" svg:x1="12.95cm" svg:y1="7.134cm" svg:x2="12.897cm" svg:y2="7.134cm">
          <text:p/>
        </draw:line>
        <draw:polygon draw:style-name="gr1" draw:text-style-name="P1" draw:layer="layout" svg:width="0.002cm" svg:height="0.002cm" svg:x="12.9cm" svg:y="7.134cm" svg:viewBox="0 0 3 3" draw:points="0,3 3,3 3,0 0,0">
          <text:p/>
        </draw:polygon>
        <draw:line draw:style-name="gr6" draw:text-style-name="P2" draw:layer="layout" svg:x1="8.168cm" svg:y1="5.911cm" svg:x2="8.195cm" svg:y2="5.911cm">
          <text:p/>
        </draw:line>
        <draw:polygon draw:style-name="gr1" draw:text-style-name="P1" draw:layer="layout" svg:width="0.002cm" svg:height="0.002cm" svg:x="8.195cm" svg:y="5.913cm" svg:viewBox="0 0 3 3" draw:points="0,3 3,3 3,0 0,0">
          <text:p/>
        </draw:polygon>
        <draw:line draw:style-name="gr6" draw:text-style-name="P2" draw:layer="layout" svg:x1="12.95cm" svg:y1="5.911cm" svg:x2="12.897cm" svg:y2="5.911cm">
          <text:p/>
        </draw:line>
        <draw:polygon draw:style-name="gr1" draw:text-style-name="P1" draw:layer="layout" svg:width="0.002cm" svg:height="0.002cm" svg:x="12.9cm" svg:y="5.913cm" svg:viewBox="0 0 3 3" draw:points="0,3 3,3 3,0 0,0">
          <text:p/>
        </draw:polygon>
        <draw:polygon draw:style-name="gr1" draw:text-style-name="P1" draw:layer="layout" svg:width="0.002cm" svg:height="0.002cm" svg:x="12.952cm" svg:y="5.913cm" svg:viewBox="0 0 3 3" draw:points="0,3 3,3 3,0 0,0">
          <text:p/>
        </draw:polygon>
        <draw:polygon draw:style-name="gr1" draw:text-style-name="P1" draw:layer="layout" svg:width="0.002cm" svg:height="0.002cm" svg:x="12.952cm" svg:y="9.577cm" svg:viewBox="0 0 3 3" draw:points="0,3 3,3 3,0 0,0">
          <text:p/>
        </draw:polygon>
        <draw:polygon draw:style-name="gr1" draw:text-style-name="P1" draw:layer="layout" svg:width="0.002cm" svg:height="0.002cm" svg:x="12.952cm" svg:y="5.913cm" svg:viewBox="0 0 3 3" draw:points="0,3 3,3 3,0 0,0">
          <text:p/>
        </draw:polygon>
        <draw:line draw:style-name="gr6" draw:text-style-name="P2" draw:layer="layout" svg:x1="8.168cm" svg:y1="9.577cm" svg:x2="8.168cm" svg:y2="5.911cm">
          <text:p/>
        </draw:line>
        <draw:polygon draw:style-name="gr1" draw:text-style-name="P1" draw:layer="layout" svg:width="0.002cm" svg:height="0.002cm" svg:x="8.17cm" svg:y="5.913cm" svg:viewBox="0 0 3 3" draw:points="0,3 3,3 3,0 0,0">
          <text:p/>
        </draw:polygon>
        <draw:polyline draw:style-name="gr6" draw:text-style-name="P2" draw:layer="layout" svg:width="4.757cm" svg:height="2.728cm" svg:x="8.168cm" svg:y="6.822cm" svg:viewBox="0 0 4758 2729" draw:points="0,2729 547,2729 572,2704 572,0 599,2573 599,2729 1743,2729 1768,2704 1768,729 1795,2288 1795,2729 3198,2729 4758,2729">
          <text:p/>
        </draw:polyline>
        <draw:line draw:style-name="gr6" draw:text-style-name="P2" draw:layer="layout" svg:x1="10.612cm" svg:y1="3.027cm" svg:x2="8.999cm" svg:y2="4.224cm">
          <text:p/>
        </draw:line>
        <draw:polygon draw:style-name="gr1" draw:text-style-name="P1" draw:layer="layout" svg:width="0.339cm" svg:height="0.337cm" svg:x="8.843cm" svg:y="4.042cm" svg:viewBox="0 0 340 338" draw:points="340,208 0,338 184,0 157,181">
          <text:p/>
        </draw:polygon>
        <draw:polygon draw:style-name="gr1" draw:text-style-name="P1" draw:layer="layout" svg:width="0.003cm" svg:height="0.002cm" svg:x="10.741cm" svg:y="7.161cm" svg:viewBox="0 0 4 3" draw:points="0,3 4,3 4,0 0,0">
          <text:p/>
        </draw:polygon>
        <draw:polygon draw:style-name="gr1" draw:text-style-name="P1" draw:layer="layout" svg:width="0.002cm" svg:height="0.002cm" svg:x="9.026cm" svg:y="6.589cm" svg:viewBox="0 0 3 3" draw:points="0,3 3,3 3,0 0,0">
          <text:p/>
        </draw:polygon>
        <draw:polygon draw:style-name="gr1" draw:text-style-name="P1" draw:layer="layout" svg:width="0.002cm" svg:height="0.002cm" svg:x="12.484cm" svg:y="8.225cm" svg:viewBox="0 0 3 3" draw:points="0,3 3,3 3,0 0,0">
          <text:p/>
        </draw:polygon>
        <draw:polygon draw:style-name="gr1" draw:text-style-name="P1" draw:layer="layout" svg:width="0.002cm" svg:height="0.002cm" svg:x="10.769cm" svg:y="7.654cm" svg:viewBox="0 0 3 3" draw:points="0,3 3,3 3,0 0,0">
          <text:p/>
        </draw:polygon>
        <draw:line draw:style-name="gr6" draw:text-style-name="P2" draw:layer="layout" svg:x1="9.884cm" svg:y1="7.29cm" svg:x2="8.922cm" svg:y2="9.291cm">
          <text:p/>
        </draw:line>
        <draw:polygon draw:style-name="gr1" draw:text-style-name="P1" draw:layer="layout" svg:width="0.26cm" svg:height="0.389cm" svg:x="8.843cm" svg:y="9.109cm" svg:viewBox="0 0 261 390" draw:points="261,129 0,390 27,0 79,182">
          <text:p/>
        </draw:polygon>
        <draw:line draw:style-name="gr6" draw:text-style-name="P2" draw:layer="layout" svg:x1="11.522cm" svg:y1="8.302cm" svg:x2="10.17cm" svg:y2="9.37cm">
          <text:p/>
        </draw:line>
        <draw:polygon draw:style-name="gr1" draw:text-style-name="P1" draw:layer="layout" svg:width="0.337cm" svg:height="0.339cm" svg:x="10.014cm" svg:y="9.186cm" svg:viewBox="0 0 338 340" draw:points="338,208 0,340 181,0 156,183">
          <text:p/>
        </draw:polygon>
        <draw:polygon draw:style-name="gr6" draw:text-style-name="P2" draw:layer="layout" svg:width="4.786cm" svg:height="3.668cm" svg:x="8.168cm" svg:y="0.74cm" svg:viewBox="0 0 4787 3669" draw:points="0,3669 4787,3669 4787,0 0,0">
          <text:p/>
        </draw:polygon>
        <draw:polygon draw:style-name="gr6" draw:text-style-name="P2" draw:layer="layout" svg:width="4.782cm" svg:height="3.666cm" svg:x="8.168cm" svg:y="5.911cm" svg:viewBox="0 0 4783 3667" draw:points="0,3667 4783,3667 4783,0 0,0">
          <text:p/>
        </draw:polygon>
        <draw:polygon draw:style-name="gr6" draw:text-style-name="P2" draw:layer="layout" svg:width="4.755cm" svg:height="3.666cm" svg:x="1.776cm" svg:y="5.911cm" svg:viewBox="0 0 4756 3667" draw:points="0,3667 4756,3667 4756,0 0,0">
          <text:p/>
        </draw:polygon>
        <draw:polygon draw:style-name="gr6" draw:text-style-name="P2" draw:layer="layout" svg:width="4.755cm" svg:height="3.666cm" svg:x="1.776cm" svg:y="0.74cm" svg:viewBox="0 0 4756 3667" draw:points="0,3667 4756,3667 4756,0 0,0">
          <text:p/>
        </draw:polygon>
        <draw:polygon draw:style-name="gr7" draw:text-style-name="P3" draw:layer="layout" svg:width="1.713cm" svg:height="0.57cm" svg:x="9.028cm" svg:y="6.589cm" svg:viewBox="0 0 1714 571" draw:points="0,571 1714,571 1714,0 0,0">
          <text:p/>
        </draw:polygon>
        <draw:polygon draw:style-name="gr7" draw:text-style-name="P3" draw:layer="layout" svg:width="1.716cm" svg:height="0.571cm" svg:x="10.766cm" svg:y="7.654cm" svg:viewBox="0 0 1717 572" draw:points="0,572 1717,572 1717,0 0,0">
          <text:p/>
        </draw:polygon>
        <draw:polygon draw:style-name="gr7" draw:text-style-name="P3" draw:layer="layout" svg:width="1.74cm" svg:height="0.547cm" svg:x="10.586cm" svg:y="2.352cm" svg:viewBox="0 0 1741 548" draw:points="0,548 1741,548 1741,0 0,0">
          <text:p/>
        </draw:polygon>
        <draw:frame draw:style-name="gr8" draw:text-style-name="P5" draw:layer="layout" svg:width="0.281cm" svg:height="0.319cm" svg:x="1.715cm" svg:y="4.467cm">
          <draw:text-box>
            <text:p text:style-name="P4"><text:span text:style-name="T1">0</text:span></text:p>
          </draw:text-box>
        </draw:frame>
        <draw:frame draw:style-name="gr8" draw:text-style-name="P5" draw:layer="layout" svg:width="0.709cm" svg:height="0.319cm" svg:x="3.793cm" svg:y="4.467cm">
          <draw:text-box>
            <text:p text:style-name="P4"><text:span text:style-name="T1">0.005</text:span></text:p>
          </draw:text-box>
        </draw:frame>
        <draw:frame draw:style-name="gr8" draw:text-style-name="P5" draw:layer="layout" svg:width="0.552cm" svg:height="0.319cm" svg:x="6.276cm" svg:y="4.467cm">
          <draw:text-box>
            <text:p text:style-name="P4"><text:span text:style-name="T1">0.01</text:span></text:p>
          </draw:text-box>
        </draw:frame>
        <draw:frame draw:style-name="gr8" draw:text-style-name="P5" draw:layer="layout" svg:width="0.281cm" svg:height="0.349cm" svg:x="1.368cm" svg:y="4.216cm">
          <draw:text-box>
            <text:p text:style-name="P4"><text:span text:style-name="T2">−</text:span></text:p>
          </draw:text-box>
        </draw:frame>
        <draw:frame draw:style-name="gr8" draw:text-style-name="P5" draw:layer="layout" svg:width="0.281cm" svg:height="0.319cm" svg:x="1.523cm" svg:y="4.244cm">
          <draw:text-box>
            <text:p text:style-name="P4"><text:span text:style-name="T1">5</text:span></text:p>
          </draw:text-box>
        </draw:frame>
        <draw:frame draw:style-name="gr8" draw:text-style-name="P5" draw:layer="layout" svg:width="0.281cm" svg:height="0.319cm" svg:x="1.523cm" svg:y="2.4cm">
          <draw:text-box>
            <text:p text:style-name="P4"><text:span text:style-name="T1">0</text:span></text:p>
          </draw:text-box>
        </draw:frame>
        <draw:frame draw:style-name="gr8" draw:text-style-name="P5" draw:layer="layout" svg:width="0.281cm" svg:height="0.319cm" svg:x="1.523cm" svg:y="0.581cm">
          <draw:text-box>
            <text:p text:style-name="P4"><text:span text:style-name="T1">5</text:span></text:p>
          </draw:text-box>
        </draw:frame>
        <draw:frame draw:style-name="gr8" draw:text-style-name="P5" draw:layer="layout" svg:width="1.043cm" svg:height="0.319cm" svg:x="3.59cm" svg:y="4.909cm">
          <draw:text-box>
            <text:p text:style-name="P4"><text:span text:style-name="T1">Time (s)</text:span></text:p>
          </draw:text-box>
        </draw:frame>
        <draw:frame draw:style-name="gr9" draw:text-style-name="P6" draw:layer="layout" svg:width="0.472cm" svg:height="0.395cm" svg:x="0.859cm" svg:y="4.845cm">
          <draw:text-box>
            <text:p text:style-name="P4"><text:span text:style-name="T3">(A)</text:span></text:p>
          </draw:text-box>
        </draw:frame>
        <draw:frame draw:style-name="gr9" draw:text-style-name="P6" draw:layer="layout" svg:width="0.472cm" svg:height="0.395cm" svg:x="7.269cm" svg:y="4.845cm">
          <draw:text-box>
            <text:p text:style-name="P4"><text:span text:style-name="T3">(B)</text:span></text:p>
          </draw:text-box>
        </draw:frame>
        <draw:frame draw:style-name="gr9" draw:text-style-name="P6" draw:layer="layout" svg:width="0.493cm" svg:height="0.395cm" svg:x="0.849cm" svg:y="10.022cm">
          <draw:text-box>
            <text:p text:style-name="P4"><text:span text:style-name="T3">(C)</text:span></text:p>
          </draw:text-box>
        </draw:frame>
        <draw:frame draw:style-name="gr9" draw:text-style-name="P6" draw:layer="layout" svg:width="0.493cm" svg:height="0.395cm" svg:x="7.259cm" svg:y="10.022cm">
          <draw:text-box>
            <text:p text:style-name="P4"><text:span text:style-name="T3">(D)</text:span></text:p>
          </draw:text-box>
        </draw:frame>
        <draw:frame draw:style-name="gr8" draw:text-style-name="P5" draw:layer="layout" svg:width="2.098cm" svg:height="0.319cm" draw:transform="rotate (1.5707963267949) translate (0.846cm 3.64cm)">
          <draw:text-box>
            <text:p text:style-name="P4"><text:span text:style-name="T1">Signal amplitude</text:span></text:p>
          </draw:text-box>
        </draw:frame>
        <draw:frame draw:style-name="gr8" draw:text-style-name="P5" draw:layer="layout" svg:width="0.281cm" svg:height="0.319cm" svg:x="1.715cm" svg:y="9.645cm">
          <draw:text-box>
            <text:p text:style-name="P4"><text:span text:style-name="T1">0</text:span></text:p>
          </draw:text-box>
        </draw:frame>
        <draw:frame draw:style-name="gr8" draw:text-style-name="P5" draw:layer="layout" svg:width="0.709cm" svg:height="0.319cm" svg:x="3.793cm" svg:y="9.645cm">
          <draw:text-box>
            <text:p text:style-name="P4"><text:span text:style-name="T1">0.005</text:span></text:p>
          </draw:text-box>
        </draw:frame>
        <draw:frame draw:style-name="gr8" draw:text-style-name="P5" draw:layer="layout" svg:width="0.552cm" svg:height="0.319cm" svg:x="6.276cm" svg:y="9.645cm">
          <draw:text-box>
            <text:p text:style-name="P4"><text:span text:style-name="T1">0.01</text:span></text:p>
          </draw:text-box>
        </draw:frame>
        <draw:frame draw:style-name="gr8" draw:text-style-name="P5" draw:layer="layout" svg:width="0.281cm" svg:height="0.349cm" svg:x="1.211cm" svg:y="9.387cm">
          <draw:text-box>
            <text:p text:style-name="P4"><text:span text:style-name="T2">−</text:span></text:p>
          </draw:text-box>
        </draw:frame>
        <draw:frame draw:style-name="gr8" draw:text-style-name="P5" draw:layer="layout" svg:width="0.315cm" svg:height="0.319cm" svg:x="1.366cm" svg:y="9.415cm">
          <draw:text-box>
            <text:p text:style-name="P4"><text:span text:style-name="T1">10</text:span></text:p>
          </draw:text-box>
        </draw:frame>
        <draw:frame draw:style-name="gr8" draw:text-style-name="P5" draw:layer="layout" svg:width="0.281cm" svg:height="0.349cm" svg:x="1.368cm" svg:y="8.452cm">
          <draw:text-box>
            <text:p text:style-name="P4"><text:span text:style-name="T2">−</text:span></text:p>
          </draw:text-box>
        </draw:frame>
        <draw:frame draw:style-name="gr8" draw:text-style-name="P5" draw:layer="layout" svg:width="0.281cm" svg:height="0.319cm" svg:x="1.523cm" svg:y="8.48cm">
          <draw:text-box>
            <text:p text:style-name="P4"><text:span text:style-name="T1">5</text:span></text:p>
          </draw:text-box>
        </draw:frame>
        <draw:frame draw:style-name="gr8" draw:text-style-name="P5" draw:layer="layout" svg:width="0.281cm" svg:height="0.319cm" svg:x="1.523cm" svg:y="7.571cm">
          <draw:text-box>
            <text:p text:style-name="P4"><text:span text:style-name="T1">0</text:span></text:p>
          </draw:text-box>
        </draw:frame>
        <draw:frame draw:style-name="gr8" draw:text-style-name="P5" draw:layer="layout" svg:width="0.281cm" svg:height="0.319cm" svg:x="1.523cm" svg:y="6.661cm">
          <draw:text-box>
            <text:p text:style-name="P4"><text:span text:style-name="T1">5</text:span></text:p>
          </draw:text-box>
        </draw:frame>
        <draw:frame draw:style-name="gr8" draw:text-style-name="P5" draw:layer="layout" svg:width="0.315cm" svg:height="0.319cm" svg:x="1.366cm" svg:y="5.752cm">
          <draw:text-box>
            <text:p text:style-name="P4"><text:span text:style-name="T1">10</text:span></text:p>
          </draw:text-box>
        </draw:frame>
        <draw:frame draw:style-name="gr8" draw:text-style-name="P5" draw:layer="layout" svg:width="1.043cm" svg:height="0.319cm" svg:x="3.59cm" svg:y="10.086cm">
          <draw:text-box>
            <text:p text:style-name="P4"><text:span text:style-name="T1">Time (s)</text:span></text:p>
          </draw:text-box>
        </draw:frame>
        <draw:frame draw:style-name="gr8" draw:text-style-name="P5" draw:layer="layout" svg:width="2.098cm" svg:height="0.319cm" draw:transform="rotate (1.5707963267949) translate (0.665cm 8.811cm)">
          <draw:text-box>
            <text:p text:style-name="P4"><text:span text:style-name="T1">Signal amplitude</text:span></text:p>
          </draw:text-box>
        </draw:frame>
        <draw:frame draw:style-name="gr8" draw:text-style-name="P5" draw:layer="layout" svg:width="0.281cm" svg:height="0.319cm" svg:x="8.107cm" svg:y="4.467cm">
          <draw:text-box>
            <text:p text:style-name="P4"><text:span text:style-name="T1">0</text:span></text:p>
          </draw:text-box>
        </draw:frame>
        <draw:frame draw:style-name="gr8" draw:text-style-name="P5" draw:layer="layout" svg:width="0.629cm" svg:height="0.319cm" svg:x="9.054cm" svg:y="4.467cm">
          <draw:text-box>
            <text:p text:style-name="P4"><text:span text:style-name="T1">2000</text:span></text:p>
          </draw:text-box>
        </draw:frame>
        <draw:frame draw:style-name="gr8" draw:text-style-name="P5" draw:layer="layout" svg:width="0.629cm" svg:height="0.319cm" svg:x="10.25cm" svg:y="4.467cm">
          <draw:text-box>
            <text:p text:style-name="P4"><text:span text:style-name="T1">4000</text:span></text:p>
          </draw:text-box>
        </draw:frame>
        <draw:frame draw:style-name="gr8" draw:text-style-name="P5" draw:layer="layout" svg:width="0.629cm" svg:height="0.319cm" svg:x="11.445cm" svg:y="4.467cm">
          <draw:text-box>
            <text:p text:style-name="P4"><text:span text:style-name="T1">6000</text:span></text:p>
          </draw:text-box>
        </draw:frame>
        <draw:frame draw:style-name="gr8" draw:text-style-name="P5" draw:layer="layout" svg:width="0.629cm" svg:height="0.319cm" svg:x="12.641cm" svg:y="4.467cm">
          <draw:text-box>
            <text:p text:style-name="P4"><text:span text:style-name="T1">8000</text:span></text:p>
          </draw:text-box>
        </draw:frame>
        <draw:frame draw:style-name="gr8" draw:text-style-name="P5" draw:layer="layout" svg:width="0.281cm" svg:height="0.319cm" svg:x="7.914cm" svg:y="4.244cm">
          <draw:text-box>
            <text:p text:style-name="P4"><text:span text:style-name="T1">0</text:span></text:p>
          </draw:text-box>
        </draw:frame>
        <draw:frame draw:style-name="gr8" draw:text-style-name="P5" draw:layer="layout" svg:width="0.281cm" svg:height="0.319cm" svg:x="7.914cm" svg:y="3.024cm">
          <draw:text-box>
            <text:p text:style-name="P4"><text:span text:style-name="T1">2</text:span></text:p>
          </draw:text-box>
        </draw:frame>
        <draw:frame draw:style-name="gr8" draw:text-style-name="P5" draw:layer="layout" svg:width="0.281cm" svg:height="0.319cm" svg:x="7.914cm" svg:y="1.802cm">
          <draw:text-box>
            <text:p text:style-name="P4"><text:span text:style-name="T1">4</text:span></text:p>
          </draw:text-box>
        </draw:frame>
        <draw:frame draw:style-name="gr8" draw:text-style-name="P5" draw:layer="layout" svg:width="0.281cm" svg:height="0.319cm" svg:x="7.914cm" svg:y="0.581cm">
          <draw:text-box>
            <text:p text:style-name="P4"><text:span text:style-name="T1">6</text:span></text:p>
          </draw:text-box>
        </draw:frame>
        <draw:frame draw:style-name="gr8" draw:text-style-name="P5" draw:layer="layout" svg:width="1.954cm" svg:height="0.319cm" svg:x="9.554cm" svg:y="4.909cm">
          <draw:text-box>
            <text:p text:style-name="P4"><text:span text:style-name="T1">Frequency (Hz)</text:span></text:p>
          </draw:text-box>
        </draw:frame>
        <draw:frame draw:style-name="gr8" draw:text-style-name="P5" draw:layer="layout" svg:width="2.038cm" svg:height="0.319cm" draw:transform="rotate (1.5707963267949) translate (7.343cm 3.615cm)">
          <draw:text-box>
            <text:p text:style-name="P4"><text:span text:style-name="T1">Signal spectrum</text:span></text:p>
          </draw:text-box>
        </draw:frame>
        <draw:frame draw:style-name="gr8" draw:text-style-name="P5" draw:layer="layout" svg:width="0.281cm" svg:height="0.319cm" svg:x="8.107cm" svg:y="9.645cm">
          <draw:text-box>
            <text:p text:style-name="P4"><text:span text:style-name="T1">0</text:span></text:p>
          </draw:text-box>
        </draw:frame>
        <draw:frame draw:style-name="gr8" draw:text-style-name="P5" draw:layer="layout" svg:width="0.629cm" svg:height="0.319cm" svg:x="9.054cm" svg:y="9.645cm">
          <draw:text-box>
            <text:p text:style-name="P4"><text:span text:style-name="T1">2000</text:span></text:p>
          </draw:text-box>
        </draw:frame>
        <draw:frame draw:style-name="gr8" draw:text-style-name="P5" draw:layer="layout" svg:width="0.629cm" svg:height="0.319cm" svg:x="10.25cm" svg:y="9.645cm">
          <draw:text-box>
            <text:p text:style-name="P4"><text:span text:style-name="T1">4000</text:span></text:p>
          </draw:text-box>
        </draw:frame>
        <draw:frame draw:style-name="gr8" draw:text-style-name="P5" draw:layer="layout" svg:width="0.629cm" svg:height="0.319cm" svg:x="11.445cm" svg:y="9.645cm">
          <draw:text-box>
            <text:p text:style-name="P4"><text:span text:style-name="T1">6000</text:span></text:p>
          </draw:text-box>
        </draw:frame>
        <draw:frame draw:style-name="gr8" draw:text-style-name="P5" draw:layer="layout" svg:width="0.629cm" svg:height="0.319cm" svg:x="12.641cm" svg:y="9.645cm">
          <draw:text-box>
            <text:p text:style-name="P4"><text:span text:style-name="T1">8000</text:span></text:p>
          </draw:text-box>
        </draw:frame>
        <draw:frame draw:style-name="gr8" draw:text-style-name="P5" draw:layer="layout" svg:width="0.281cm" svg:height="0.319cm" svg:x="7.914cm" svg:y="9.415cm">
          <draw:text-box>
            <text:p text:style-name="P4"><text:span text:style-name="T1">0</text:span></text:p>
          </draw:text-box>
        </draw:frame>
        <draw:frame draw:style-name="gr8" draw:text-style-name="P5" draw:layer="layout" svg:width="0.281cm" svg:height="0.319cm" svg:x="7.914cm" svg:y="8.195cm">
          <draw:text-box>
            <text:p text:style-name="P4"><text:span text:style-name="T1">2</text:span></text:p>
          </draw:text-box>
        </draw:frame>
        <draw:frame draw:style-name="gr8" draw:text-style-name="P5" draw:layer="layout" svg:width="0.281cm" svg:height="0.319cm" svg:x="7.914cm" svg:y="6.973cm">
          <draw:text-box>
            <text:p text:style-name="P4"><text:span text:style-name="T1">4</text:span></text:p>
          </draw:text-box>
        </draw:frame>
        <draw:frame draw:style-name="gr8" draw:text-style-name="P5" draw:layer="layout" svg:width="0.281cm" svg:height="0.319cm" svg:x="7.914cm" svg:y="5.752cm">
          <draw:text-box>
            <text:p text:style-name="P4"><text:span text:style-name="T1">6</text:span></text:p>
          </draw:text-box>
        </draw:frame>
        <draw:frame draw:style-name="gr8" draw:text-style-name="P5" draw:layer="layout" svg:width="1.954cm" svg:height="0.319cm" svg:x="9.554cm" svg:y="10.086cm">
          <draw:text-box>
            <text:p text:style-name="P4"><text:span text:style-name="T1">Frequency (Hz)</text:span></text:p>
          </draw:text-box>
        </draw:frame>
        <draw:frame draw:style-name="gr8" draw:text-style-name="P5" draw:layer="layout" svg:width="2.038cm" svg:height="0.319cm" draw:transform="rotate (1.5707963267949) translate (7.343cm 8.786cm)">
          <draw:text-box>
            <text:p text:style-name="P4"><text:span text:style-name="T1">Signal spectrum</text:span></text:p>
          </draw:text-box>
        </draw:frame>
        <draw:frame draw:style-name="gr8" draw:text-style-name="P5" draw:layer="layout" svg:width="1.056cm" svg:height="0.319cm" svg:x="10.887cm" svg:y="2.504cm">
          <draw:text-box>
            <text:p text:style-name="P4"><text:span text:style-name="T1">1000 Hz</text:span></text:p>
          </draw:text-box>
        </draw:frame>
        <draw:frame draw:style-name="gr8" draw:text-style-name="P5" draw:layer="layout" svg:width="1.056cm" svg:height="0.319cm" svg:x="11.043cm" svg:y="7.804cm">
          <draw:text-box>
            <text:p text:style-name="P4"><text:span text:style-name="T1">3000 Hz</text:span></text:p>
          </draw:text-box>
        </draw:frame>
        <draw:frame draw:style-name="gr8" draw:text-style-name="P5" draw:layer="layout" svg:width="1.056cm" svg:height="0.319cm" svg:x="9.301cm" svg:y="6.739cm">
          <draw:text-box>
            <text:p text:style-name="P4"><text:span text:style-name="T1">1000 Hz</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rial" svg:font-family="Arial"/>
    <style:font-face style:name="Arial1" svg:font-family="Arial" style:font-family-generic="system" style:font-pitch="variable"/>
    <style:font-face style:name="ArialMT" svg:font-family="ArialMT"/>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ymbol" svg:font-family="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58" draw:style="rect" draw:dots1="1" draw:dots1-length="0.07cm" draw:distance="0.07cm"/>
    <draw:stroke-dash draw:name="stroke-dash61" draw:style="rect" draw:dots1="1" draw:dots1-length="0.069cm" draw:distance="0.06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al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3cm" fo:margin-bottom="0.3cm" fo:margin-left="0.3cm" fo:margin-right="0.3cm" fo:page-width="14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11:29:04.615038217</meta:creation-date>
    <dc:date>2023-08-07T11:31:46.844047371</dc:date>
    <meta:editing-duration>PT2M42S</meta:editing-duration>
    <meta:editing-cycles>2</meta:editing-cycles>
    <meta:generator>LibreOffice/7.5.4.2$Linux_X86_64 LibreOffice_project/50$Build-2</meta:generator>
    <meta:document-statistic meta:object-count="387"/>
  </office:meta>
</office:document-meta>
</file>